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69pt"/>
    </style:style>
    <style:style style:name="co2" style:family="table-column">
      <style:table-column-properties fo:break-before="auto" style:column-width="30.36pt"/>
    </style:style>
    <style:style style:name="co3" style:family="table-column">
      <style:table-column-properties fo:break-before="auto" style:column-width="216pt"/>
    </style:style>
    <style:style style:name="co4" style:family="table-column">
      <style:table-column-properties fo:break-before="auto" style:column-width="144pt"/>
    </style:style>
    <style:style style:name="co5" style:family="table-column">
      <style:table-column-properties fo:break-before="auto" style:column-width="14.0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BoCP_metadata"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row table:style-name="ro1">
          <table:table-cell office:value-type="string" calcext:value-type="string">
            <text:p>A28777</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The booke of common prayer, now used in the Church of England, vindicated from the aspertion of all schismaticks, anabaptists, Brownists, and separatists Proving and maintaining, that the English common prayer as now it is, was made and compyled by many most reverend divines of our church in the raigne of that ever-famous and first confirmer of the Protestant religion in England, King Edward the sixth. With a true catalogue of their names and dignities, collected from the records of Parliament rolles in the Tower. Together with a discovery of a sort of people called rebaptists, lately found out in Hackney Marsh neere London.</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B00290</text:p>
          </table:table-cell>
          <table:table-cell office:value-type="float" office:value="1553" calcext:value-type="float">
            <text:p>1553</text:p>
          </table:table-cell>
          <table:table-cell office:value-type="string" calcext:value-type="string">
            <text:p>Church of England.</text:p>
          </table:table-cell>
          <table:table-cell office:value-type="string" calcext:value-type="string">
            <text:p>The booke of common prayer, and adminystracion of the sacramentes, and other rites and ceremonies in the Churche of Englande.|Book of common prayer</text:p>
          </table:table-cell>
          <table:table-cell table:number-columns-repeated="2" office:value-type="string" calcext:value-type="string">
            <text:p>Church of England -- <text:s/>Liturgy -- <text:s/>Texts.</text:p>
          </table:table-cell>
          <table:table-cell office:value-type="float" office:value="2" calcext:value-type="float">
            <text:p>2</text:p>
          </table:table-cell>
        </table:table-row>
        <table:table-row table:style-name="ro1">
          <table:table-cell office:value-type="string" calcext:value-type="string">
            <text:p>B08997</text:p>
          </table:table-cell>
          <table:table-cell office:value-type="float" office:value="1698" calcext:value-type="float">
            <text:p>1698</text:p>
          </table:table-cell>
          <table:table-cell office:value-type="string" calcext:value-type="string">
            <text:p>Elys, Edmund, ca. 1634-ca. 1707.</text:p>
          </table:table-cell>
          <table:table-cell office:value-type="string" calcext:value-type="string">
            <text:p>To all persons that have any sense of the reality of vertue in the pursuit of my design to demonstrate, that the people called Quakers, deserve more favour from the Church of England, than any other sort of dissenters. I shall here recite some passages in the Book of common-prayer, to which they acknowledge, that it is their duty, and that in Christ they have a power, to conform themselves in the whole course of their lives. / By Edmund Elys.</text:p>
          </table:table-cell>
          <table:table-cell table:number-columns-repeated="2" office:value-type="string" calcext:value-type="string">
            <text:p>Church of England. -- <text:s/>Book of common prayer -- <text:s/>Early works to 1800.|Quakers -- <text:s/>Apologetic works -- <text:s/>Early works to 1800.|Prayer -- <text:s/>Early works to 1800.</text:p>
          </table:table-cell>
          <table:table-cell office:value-type="float" office:value="2" calcext:value-type="float">
            <text:p>2</text:p>
          </table:table-cell>
        </table:table-row>
        <table:table-row table:style-name="ro1">
          <table:table-cell office:value-type="string" calcext:value-type="string">
            <text:p>A21756</text:p>
          </table:table-cell>
          <table:table-cell office:value-type="float" office:value="1573" calcext:value-type="float">
            <text:p>1573</text:p>
          </table:table-cell>
          <table:table-cell office:value-type="string" calcext:value-type="string">
            <text:p>England and Wales. Sovereign (1558-1603 : Elizabeth I)</text:p>
          </table:table-cell>
          <table:table-cell office:value-type="string" calcext:value-type="string">
            <text:p>By the Queene. The Queenes Maiestie consydering that not withstanding that by great and mature deliberation of the wysest of this realme, a godly [and] good order of publique prayer and administration of the Sacramentes hath ben set foorth and allowed by Parliament ...|Proclamations. 1573-06-11</text:p>
          </table:table-cell>
          <table:table-cell table:number-columns-repeated="2" office:value-type="string" calcext:value-type="string">
            <text:p>Church of England. -- <text:s/>Book of common prayer -- <text:s/>Early works to 1800.|Prohibited books -- <text:s/>England -- <text:s/>Early works to 1800.|Censorship -- <text:s/>England -- <text:s/>Early works to 1800.|Great Britain -- <text:s/>History -- <text:s/>Elizabeth, 1558-1603 -- <text:s/>Early works to 1800.|England -- <text:s/>Proclamations -- <text:s/>Early works to 1800.</text:p>
          </table:table-cell>
          <table:table-cell office:value-type="float" office:value="2" calcext:value-type="float">
            <text:p>2</text:p>
          </table:table-cell>
        </table:table-row>
        <table:table-row table:style-name="ro1">
          <table:table-cell office:value-type="string" calcext:value-type="string">
            <text:p>A21758</text:p>
          </table:table-cell>
          <table:table-cell office:value-type="float" office:value="1573" calcext:value-type="float">
            <text:p>1573</text:p>
          </table:table-cell>
          <table:table-cell office:value-type="string" calcext:value-type="string">
            <text:p>England and Wales. Sovereign (1558-1603 : Elizabeth I)</text:p>
          </table:table-cell>
          <table:table-cell office:value-type="string" calcext:value-type="string">
            <text:p>By the Queene. A proclamation agaynst the despisers or breakers of the orders prescribed in the booke of Common prayer|Proclamations. 1573-10-20</text:p>
          </table:table-cell>
          <table:table-cell table:number-columns-repeated="2" office:value-type="string" calcext:value-type="string">
            <text:p>Church of England. -- <text:s/>Book of common prayer -- <text:s/>Early works to 1800.|Dissenters, Religious -- <text:s/>England -- <text:s/>Early works to 1800.|Great Britain -- <text:s/>History -- <text:s/>Elizabeth, 1558-1603 -- <text:s/>Early works to 1800.|Great Britain -- <text:s/>Church history -- <text:s/>17th century -- <text:s/>Early works to 1800.|England -- <text:s/>Proclamations -- <text:s/>Early works to 1800.</text:p>
          </table:table-cell>
          <table:table-cell office:value-type="float" office:value="2" calcext:value-type="float">
            <text:p>2</text:p>
          </table:table-cell>
        </table:table-row>
        <table:table-row table:style-name="ro1">
          <table:table-cell office:value-type="string" calcext:value-type="string">
            <text:p>A28758</text:p>
          </table:table-cell>
          <table:table-cell office:value-type="float" office:value="1693" calcext:value-type="float">
            <text:p>1693</text:p>
          </table:table-cell>
          <table:table-cell office:value-type="string" calcext:value-type="string">
            <text:p>Church of England.</text:p>
          </table:table-cell>
          <table:table-cell office:value-type="string" calcext:value-type="string">
            <text:p>The book of common prayer and administration of the sacraments and other rites and ceremonies of the Church according to the use of the Church of England : together with the Psalter, or Psalms of David, pointed as they are to be sung or said in churches, and the form and manner of making, ordaining, and consecrating of bishops, priests and deacons.|Book of common prayer. 1693</text:p>
          </table:table-cell>
          <table:table-cell table:number-columns-repeated="2" office:value-type="string" calcext:value-type="string">
            <text:p><text:s/></text:p>
          </table:table-cell>
          <table:table-cell office:value-type="float" office:value="2" calcext:value-type="float">
            <text:p>2</text:p>
          </table:table-cell>
        </table:table-row>
        <table:table-row table:style-name="ro1">
          <table:table-cell office:value-type="string" calcext:value-type="string">
            <text:p>A91004</text:p>
          </table:table-cell>
          <table:table-cell office:value-type="float" office:value="1656" calcext:value-type="float">
            <text:p>1656</text:p>
          </table:table-cell>
          <table:table-cell office:value-type="string" calcext:value-type="string">
            <text:p>Prideaux, John, 1578-1650.|N. Y.</text:p>
          </table:table-cell>
          <table:table-cell office:value-type="string" calcext:value-type="string">
            <text:p>Syneidēsilogia ̇or, The doctrine of conscience, framed according to the points of the catechisme, in the Book of Common-Prayer. / By the Right Reverend Father in God, John Prideaux, late Lord Bishop of Worcester, for the private use of his wife.</text:p>
          </table:table-cell>
          <table:table-cell table:number-columns-repeated="2" office:value-type="string" calcext:value-type="string">
            <text:p>Church of England. -- <text:s/>Book of common prayer -- <text:s/>Early works to 1800.|Conscience -- <text:s/>Religious aspects -- <text:s/>Early works to 1800.</text:p>
          </table:table-cell>
          <table:table-cell office:value-type="float" office:value="2" calcext:value-type="float">
            <text:p>2</text:p>
          </table:table-cell>
        </table:table-row>
        <table:table-row table:style-name="ro1">
          <table:table-cell office:value-type="string" calcext:value-type="string">
            <text:p>A90999</text:p>
          </table:table-cell>
          <table:table-cell office:value-type="float" office:value="1655" calcext:value-type="float">
            <text:p>1655</text:p>
          </table:table-cell>
          <table:table-cell office:value-type="string" calcext:value-type="string">
            <text:p>Prideaux, John, 1578-1650.</text:p>
          </table:table-cell>
          <table:table-cell office:value-type="string" calcext:value-type="string">
            <text:p>Euchologia: or, The doctrine of practical praying. By the Right Reverend Father in God, John Prideaux, late Bishop of Worcester. Being a legacy left to his daughters in private, directing them to such manifold uses of our Common Prayer Book. As may satisfie upon all occasions, without looking after new lights from extemporal flashes.</text:p>
          </table:table-cell>
          <table:table-cell table:number-columns-repeated="2" office:value-type="string" calcext:value-type="string">
            <text:p>Church of England. -- <text:s/>Book of common prayer -- <text:s/>Early works to 1800.|Prayer -- <text:s/>Early works to 1800.|Devotional exercises -- <text:s/>Early works to 1800.</text:p>
          </table:table-cell>
          <table:table-cell office:value-type="float" office:value="2" calcext:value-type="float">
            <text:p>2</text:p>
          </table:table-cell>
        </table:table-row>
        <table:table-row table:style-name="ro1">
          <table:table-cell office:value-type="string" calcext:value-type="string">
            <text:p>A11744</text:p>
          </table:table-cell>
          <table:table-cell office:value-type="float" office:value="1638" calcext:value-type="float">
            <text:p>1638</text:p>
          </table:table-cell>
          <table:table-cell office:value-type="string" calcext:value-type="string">
            <text:p>Gillespie, George, 1613-1648, attributed name.</text:p>
          </table:table-cell>
          <table:table-cell office:value-type="string" calcext:value-type="string">
            <text:p>Reasons for which the service booke, urged upon Scotland ought to bee refused</text:p>
          </table:table-cell>
          <table:table-cell table:number-columns-repeated="2" office:value-type="string" calcext:value-type="string">
            <text:p>Episcopal Church in Scotland. -- <text:s/>Book of common prayer -- <text:s/>Controversial literature -- <text:s/>Early works to 1800.|Scotland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44767</text:p>
          </table:table-cell>
          <table:table-cell office:value-type="float" office:value="1687" calcext:value-type="float">
            <text:p>1687</text:p>
          </table:table-cell>
          <table:table-cell office:value-type="string" calcext:value-type="string">
            <text:p>Howell, William, 1656-1714.</text:p>
          </table:table-cell>
          <table:table-cell office:value-type="string" calcext:value-type="string">
            <text:p>The common-prayer-book the best companion in the house and closet as well as in the temple, or, A collection of prayers out of the liturgy of the Church of England, most needful both for the whole family together, and for every single person apart by himself with a particular office for the sacrament.</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B00324</text:p>
          </table:table-cell>
          <table:table-cell office:value-type="float" office:value="1621" calcext:value-type="float">
            <text:p>1621</text:p>
          </table:table-cell>
          <table:table-cell office:value-type="string" calcext:value-type="string">
            <text:p>Church of England.</text:p>
          </table:table-cell>
          <table:table-cell office:value-type="string" calcext:value-type="string">
            <text:p>Llyfr gweddi gyffredin, a gwenidogaeth y sacramentau, a chyn[neddfau a] ceremoniau eraill yn Eglwys Loegr.|Book of common prayer. Welsh</text:p>
          </table:table-cell>
          <table:table-cell table:number-columns-repeated="2" office:value-type="string" calcext:value-type="string">
            <text:p>Church of England -- <text:s/>Liturgy -- <text:s/>Welsh -- <text:s/>Texts -- <text:s/>Early works to 1800.</text:p>
          </table:table-cell>
          <table:table-cell office:value-type="float" office:value="2" calcext:value-type="float">
            <text:p>2</text:p>
          </table:table-cell>
        </table:table-row>
        <table:table-row table:style-name="ro1">
          <table:table-cell office:value-type="string" calcext:value-type="string">
            <text:p>B01950</text:p>
          </table:table-cell>
          <table:table-cell office:value-type="float" office:value="1672" calcext:value-type="float">
            <text:p>1672</text:p>
          </table:table-cell>
          <table:table-cell office:value-type="string" calcext:value-type="string">
            <text:p><text:s/></text:p>
          </table:table-cell>
          <table:table-cell office:value-type="string" calcext:value-type="string">
            <text:p>The catechisme in the Book of Common-prayer explained.</text:p>
          </table:table-cell>
          <table:table-cell table:number-columns-repeated="2" office:value-type="string" calcext:value-type="string">
            <text:p>Church of England. -- <text:s/>Book of common prayer.|Catechisms, English.</text:p>
          </table:table-cell>
          <table:table-cell office:value-type="float" office:value="2" calcext:value-type="float">
            <text:p>2</text:p>
          </table:table-cell>
        </table:table-row>
        <table:table-row table:style-name="ro1">
          <table:table-cell office:value-type="string" calcext:value-type="string">
            <text:p>B04609</text:p>
          </table:table-cell>
          <table:table-cell office:value-type="float" office:value="1660" calcext:value-type="float">
            <text:p>1660</text:p>
          </table:table-cell>
          <table:table-cell office:value-type="string" calcext:value-type="string">
            <text:p><text:s/></text:p>
          </table:table-cell>
          <table:table-cell office:value-type="string" calcext:value-type="string">
            <text:p>The old non-conformist, touching the Book of Common-prayer, and ceremonies. To which is annexed the reasons why Scotland refused the Book of Common-Prayer.</text:p>
          </table:table-cell>
          <table:table-cell table:number-columns-repeated="2" office:value-type="string" calcext:value-type="string">
            <text:p>Church of England. -- <text:s/>Book of common prayer.|Church of England -- <text:s/>Controversial literature -- <text:s/>Early works to 1800.|Church of England -- <text:s/>Customs and practices -- <text:s/>Early works to 1800.</text:p>
          </table:table-cell>
          <table:table-cell office:value-type="float" office:value="2" calcext:value-type="float">
            <text:p>2</text:p>
          </table:table-cell>
        </table:table-row>
        <table:table-row table:style-name="ro1">
          <table:table-cell office:value-type="string" calcext:value-type="string">
            <text:p>A97011</text:p>
          </table:table-cell>
          <table:table-cell office:value-type="float" office:value="1641" calcext:value-type="float">
            <text:p>1641</text:p>
          </table:table-cell>
          <table:table-cell office:value-type="string" calcext:value-type="string">
            <text:p>I. W.</text:p>
          </table:table-cell>
          <table:table-cell office:value-type="string" calcext:value-type="string">
            <text:p>Certaine reasons why the Booke of Common-Prayer being corrected should continue. By I. W.</text:p>
          </table:table-cell>
          <table:table-cell table:number-columns-repeated="2" office:value-type="string" calcext:value-type="string">
            <text:p>Church of England. -- <text:s/>Book of common prayer -- <text:s/>Early works to 1800.|Great Britain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66375</text:p>
          </table:table-cell>
          <table:table-cell office:value-type="float" office:value="1689" calcext:value-type="float">
            <text:p>1689</text:p>
          </table:table-cell>
          <table:table-cell office:value-type="string" calcext:value-type="string">
            <text:p>Church of England.|Williams, John, 1636?-1709.</text:p>
          </table:table-cell>
          <table:table-cell office:value-type="string" calcext:value-type="string">
            <text:p>A brief exposition of the church-catechism, with proofs from Scripture|Book of common prayer. Catechism.</text:p>
          </table:table-cell>
          <table:table-cell table:number-columns-repeated="2" office:value-type="string" calcext:value-type="string">
            <text:p>Church of England -- <text:s/>Catechisms -- <text:s/>Early works to 1800.|Catechisms, English -- <text:s/>Early works to 1800.</text:p>
          </table:table-cell>
          <table:table-cell office:value-type="float" office:value="2" calcext:value-type="float">
            <text:p>2</text:p>
          </table:table-cell>
        </table:table-row>
        <table:table-row table:style-name="ro1">
          <table:table-cell office:value-type="string" calcext:value-type="string">
            <text:p>A67134</text:p>
          </table:table-cell>
          <table:table-cell office:value-type="float" office:value="1661" calcext:value-type="float">
            <text:p>1661</text:p>
          </table:table-cell>
          <table:table-cell office:value-type="string" calcext:value-type="string">
            <text:p>Wotton, Sam. (Samuel)</text:p>
          </table:table-cell>
          <table:table-cell office:value-type="string" calcext:value-type="string">
            <text:p>A view of the face unmasked, or, An answer to a scandalous pamphlet published by divers ministers and entituled The common prayer book unmasked wherein the lawfulness of using that book is maintained ... : whereunto are added also some arguments for the retaining of that book in our Church ... / by Sam. Wotton ...</text:p>
          </table:table-cell>
          <table:table-cell table:number-columns-repeated="2" office:value-type="string" calcext:value-type="string">
            <text:p>Dwalphintramis. -- <text:s/>Common prayer book unmasked.|Church of England. -- <text:s/>Book of common prayer.</text:p>
          </table:table-cell>
          <table:table-cell office:value-type="float" office:value="2" calcext:value-type="float">
            <text:p>2</text:p>
          </table:table-cell>
        </table:table-row>
        <table:table-row table:style-name="ro1">
          <table:table-cell office:value-type="string" calcext:value-type="string">
            <text:p>A78977</text:p>
          </table:table-cell>
          <table:table-cell office:value-type="float" office:value="1645" calcext:value-type="float">
            <text:p>1645</text:p>
          </table:table-cell>
          <table:table-cell office:value-type="string" calcext:value-type="string">
            <text:p>England and Wales. Sovereign (1625-1649 : Charles I)|Charles I, King of England, 1600-1649.</text:p>
          </table:table-cell>
          <table:table-cell office:value-type="string" calcext:value-type="string">
            <text:p>By the King. A proclamation commanding the use of the Book of Common-Prayer according to law, notwithstanding the pretended ordinance for the new directory.</text:p>
          </table:table-cell>
          <table:table-cell table:number-columns-repeated="2" office:value-type="string" calcext:value-type="string">
            <text:p>Church of England. -- <text:s/>Book of common prayer.|Church of England -- <text:s/>Liturgy -- <text:s/>Early works to 1800.|Church and state -- <text:s/>England -- <text:s/>Early works to 1800.</text:p>
          </table:table-cell>
          <table:table-cell office:value-type="float" office:value="2" calcext:value-type="float">
            <text:p>2</text:p>
          </table:table-cell>
        </table:table-row>
        <table:table-row table:style-name="ro1">
          <table:table-cell office:value-type="string" calcext:value-type="string">
            <text:p>A70285</text:p>
          </table:table-cell>
          <table:table-cell office:value-type="float" office:value="1692" calcext:value-type="float">
            <text:p>1692</text:p>
          </table:table-cell>
          <table:table-cell office:value-type="string" calcext:value-type="string">
            <text:p>Howell, William, 1656-1714.|Church of England. Liturgies. Book of common prayer.</text:p>
          </table:table-cell>
          <table:table-cell office:value-type="string" calcext:value-type="string">
            <text:p>Prayers in the closet, for the use of all devout Christians Collected out of the Best companion, by the author of the same. Imprimatur, Apr. 11th. Jonath. Edwards Vice-Can.|Common-prayer book the best companion in the house and closet as well as in the temple. Selections</text:p>
          </table:table-cell>
          <table:table-cell table:number-columns-repeated="2" office:value-type="string" calcext:value-type="string">
            <text:p>Lord's Supper -- <text:s/>Prayer-books and devotions -- <text:s/>Early works to 1800.|Prayer -- <text:s/>Church of England -- <text:s/>Early works to 1800.</text:p>
          </table:table-cell>
          <table:table-cell office:value-type="float" office:value="2" calcext:value-type="float">
            <text:p>2</text:p>
          </table:table-cell>
        </table:table-row>
        <table:table-row table:style-name="ro1">
          <table:table-cell office:value-type="string" calcext:value-type="string">
            <text:p>A37367</text:p>
          </table:table-cell>
          <table:table-cell office:value-type="float" office:value="1663" calcext:value-type="float">
            <text:p>1663</text:p>
          </table:table-cell>
          <table:table-cell office:value-type="string" calcext:value-type="string">
            <text:p>M. D.</text:p>
          </table:table-cell>
          <table:table-cell office:value-type="string" calcext:value-type="string">
            <text:p>A Short surveigh of the grand case of the present ministry whether they may lawfully subscribe and declare as by the late Act of uniformity is required, and the several cases thence arising, especially about the covenant / by some conformable non-conformists.</text:p>
          </table:table-cell>
          <table:table-cell table:number-columns-repeated="2" office:value-type="string" calcext:value-type="string">
            <text:p>Fullwood, Francis, d. 1693. -- <text:s/>Grand case of the present ministry.|Church of England. -- <text:s/>Book of common prayer -- <text:s/>Controversial literature.|Dissenters, Religious -- <text:s/>England.</text:p>
          </table:table-cell>
          <table:table-cell office:value-type="float" office:value="2" calcext:value-type="float">
            <text:p>2</text:p>
          </table:table-cell>
        </table:table-row>
        <table:table-row table:style-name="ro1">
          <table:table-cell office:value-type="string" calcext:value-type="string">
            <text:p>A27512</text:p>
          </table:table-cell>
          <table:table-cell office:value-type="float" office:value="1661" calcext:value-type="float">
            <text:p>1661</text:p>
          </table:table-cell>
          <table:table-cell office:value-type="string" calcext:value-type="string">
            <text:p>Bernard, Richard, 1568-1641.|Bernard, John.</text:p>
          </table:table-cell>
          <table:table-cell office:value-type="string" calcext:value-type="string">
            <text:p>A short view of the prelatical church of England laid open in ten sections by way of quere and petition to the High and Honourable Court of Parliament, the several heads whereof are set down in the next two pages / written a little before the fall of that hierarchie, about the year 1641, by Iohn Barnard, sometime minister of Batcomb in Somerset-shire ; whereunto is added The anatomy of The common-prayer.</text:p>
          </table:table-cell>
          <table:table-cell table:number-columns-repeated="2" office:value-type="string" calcext:value-type="string">
            <text:p>Church of England -- <text:s/>Government.|Church of England -- <text:s/>Discipline.|Church of England. -- <text:s/>Book of common prayer.</text:p>
          </table:table-cell>
          <table:table-cell office:value-type="float" office:value="2" calcext:value-type="float">
            <text:p>2</text:p>
          </table:table-cell>
        </table:table-row>
        <table:table-row table:style-name="ro1">
          <table:table-cell office:value-type="string" calcext:value-type="string">
            <text:p>A78491</text:p>
          </table:table-cell>
          <table:table-cell office:value-type="float" office:value="1643" calcext:value-type="float">
            <text:p>1643</text:p>
          </table:table-cell>
          <table:table-cell office:value-type="string" calcext:value-type="string">
            <text:p><text:s/></text:p>
          </table:table-cell>
          <table:table-cell office:value-type="string" calcext:value-type="string">
            <text:p>Certaine queres concerning the Booke of common prayer, and divers other articles of religion: propounded to a reverend divine of the City of London, and his modest reply unto the same, for the satisfaction of tender consciences; wherein these particulars are fully resolved, viz. 1. Whether the Booke of common prayer is to bee allowed by Gods Word or no? 2. Whether articles of religion agreed upon by a synod bee binding by Gods Word or no? 3. Whether we be tyed by the Gospel to the order and use of the Apostles in all things for matters of religion or no? 4. Whether there bee any right ministry or ecclesiasticall governement at this time in the Church of England or no? 5. Whether nothing may be added in point of worship but what is axactly [sic] commanded in Scripture or no? 6. Whether the clergie are to have the whole governement of the Church in matters ecclesiasticall or no? ... 18. Lastly, whether the King and State be bound to observe the iudiciall lawes of Moses in the puuishment [sic] of criminall offences or no?</text:p>
          </table:table-cell>
          <table:table-cell table:number-columns-repeated="2" office:value-type="string" calcext:value-type="string">
            <text:p>Church of England. -- <text:s/>Book of common prayer -- <text:s/>Early works to 1800.|Theology -- <text:s/>Miscellanea -- <text:s/>Early works to 1800.</text:p>
          </table:table-cell>
          <table:table-cell office:value-type="float" office:value="2" calcext:value-type="float">
            <text:p>2</text:p>
          </table:table-cell>
        </table:table-row>
        <table:table-row table:style-name="ro1">
          <table:table-cell office:value-type="string" calcext:value-type="string">
            <text:p>A88733</text:p>
          </table:table-cell>
          <table:table-cell office:value-type="float" office:value="1647" calcext:value-type="float">
            <text:p>1647</text:p>
          </table:table-cell>
          <table:table-cell office:value-type="string" calcext:value-type="string">
            <text:p><text:s/></text:p>
          </table:table-cell>
          <table:table-cell office:value-type="string" calcext:value-type="string">
            <text:p>The last propositions proposed betwixt the Kings most Excellent Majesty, the commissioners, and two learned divines of the Church of England. Wherein is set forth, His Majesties resolution, concerning church-government, with his objections against the Directory, and his desires therein. And the proceedings of the English ministers thereupon. Also, severall remarkable passages from the court at Holmby, and from the northern parts. Published by authority, March. 4.</text:p>
          </table:table-cell>
          <table:table-cell table:number-columns-repeated="2" office:value-type="string" calcext:value-type="string">
            <text:p>Charles -- <text:s/>I, -- <text:s/>King of England, 1600-1649 -- <text:s/>Early works to 1800.|Church of England. -- <text:s/>Book of common prayer -- <text:s/>Early works to 1800.|Directory for the publique worship of God throughout the three kingdoms of England, Scotland, and Ireland -- <text:s/>Early works to 1800.|Church polity -- <text:s/>Early works to 1800.|Great Britain -- <text:s/>Church history -- <text:s/>17th century.</text:p>
          </table:table-cell>
          <table:table-cell office:value-type="float" office:value="2" calcext:value-type="float">
            <text:p>2</text:p>
          </table:table-cell>
        </table:table-row>
        <table:table-row table:style-name="ro1">
          <table:table-cell office:value-type="string" calcext:value-type="string">
            <text:p>A92711</text:p>
          </table:table-cell>
          <table:table-cell office:value-type="float" office:value="1648" calcext:value-type="float">
            <text:p>1648</text:p>
          </table:table-cell>
          <table:table-cell office:value-type="string" calcext:value-type="string">
            <text:p>England and Wales. Sovereign (1625-1649 : Charles I)|W. S.</text:p>
          </table:table-cell>
          <table:table-cell office:value-type="string" calcext:value-type="string">
            <text:p>Die. 13. Octob. 1648. A new remonstrance from the Kings Majesty to all his loyall subjects in His three kingdoms of England, Scotland and Ireland, declaring his unchangable resolution concerning Episcopacy, and his intentions touching the booke of Common-Prayer. Also the ministers answer to the Kings three last scruples, with His Majesties reply to the said answer, and His answer to the Commissioners last paper. Signed, Charles R.</text:p>
          </table:table-cell>
          <table:table-cell table:number-columns-repeated="2" office:value-type="string" calcext:value-type="string">
            <text:p>Charles -- <text:s/>I, -- <text:s/>King of England, 1600-1649 -- <text:s/>Early works to 1800.|Church of England. -- <text:s/>Book of common prayer -- <text:s/>Early works to 1800.|Episcopacy -- <text:s/>Early works to 1800.|Great Britain -- <text:s/>History -- <text:s/>Civil War, 1642-1649 -- <text:s/>Early works to 1800.</text:p>
          </table:table-cell>
          <table:table-cell office:value-type="float" office:value="2" calcext:value-type="float">
            <text:p>2</text:p>
          </table:table-cell>
        </table:table-row>
        <table:table-row table:style-name="ro1">
          <table:table-cell office:value-type="string" calcext:value-type="string">
            <text:p>A95584</text:p>
          </table:table-cell>
          <table:table-cell office:value-type="float" office:value="1643" calcext:value-type="float">
            <text:p>1643</text:p>
          </table:table-cell>
          <table:table-cell office:value-type="string" calcext:value-type="string">
            <text:p>Taylor, John, 1580-1653.</text:p>
          </table:table-cell>
          <table:table-cell office:value-type="string" calcext:value-type="string">
            <text:p>Some small and simple reasons, delivered in a hollow-tree, iu [sic] Waltham Forrest, in a lecture, on the 33. of March last. By Aminadab Blower a devout bellows-mender of Pimlico. Shewing the causes in generall and particular wherefore they doe, might, would, should, or ought, except against and quite rufuse the liturgy or Book of Common-Prayer.</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03928</text:p>
          </table:table-cell>
          <table:table-cell office:value-type="float" office:value="1606" calcext:value-type="float">
            <text:p>1606</text:p>
          </table:table-cell>
          <table:table-cell office:value-type="string" calcext:value-type="string">
            <text:p>Hutton, Thomas, 1566-1639.|Cotton, William, d. 1621.</text:p>
          </table:table-cell>
          <table:table-cell office:value-type="string" calcext:value-type="string">
            <text:p>The second and last part of Reasons for refusall of subscription to the Booke of common prayer vnder the hands of certaine ministers of Deuon. and Cornwall, as they were exhibited by them to the right Reuerend Father in God William Cotton Doctor of Diuinitie, and Lord Bishop of Exceter. As also an appendix, or compendious briefe of all other exceptions taken by others against the bookes of communion, homilies, and ordination, word for word, as it came to the hands of an honorable personage. VVith an ansvvere to both at seuerall times returned them in publike conference, and in diuerse sermons vpon occasion preached in the cathedrall church of Exceter by Thomas Hutton Bachiler of Diuinitie, and fellow of S. Iohns Colledge in Oxon.|Reasons for refusal of subscription to the booke of common praier. Part 2</text:p>
          </table:table-cell>
          <table:table-cell table:number-columns-repeated="2" office:value-type="string" calcext:value-type="string">
            <text:p>Church of England. -- <text:s/>Book of common prayer -- <text:s/>Early works to 1800.|Church of England -- <text:s/>Customs and practices -- <text:s/>Early works to 1800.|Bible. -- <text:s/>English -- <text:s/>Versions -- <text:s/>Early works to 1800.</text:p>
          </table:table-cell>
          <table:table-cell office:value-type="float" office:value="2" calcext:value-type="float">
            <text:p>2</text:p>
          </table:table-cell>
        </table:table-row>
        <table:table-row table:style-name="ro1">
          <table:table-cell office:value-type="string" calcext:value-type="string">
            <text:p>A89945</text:p>
          </table:table-cell>
          <table:table-cell office:value-type="float" office:value="1644" calcext:value-type="float">
            <text:p>1644</text:p>
          </table:table-cell>
          <table:table-cell office:value-type="string" calcext:value-type="string">
            <text:p>Church of England.</text:p>
          </table:table-cell>
          <table:table-cell office:value-type="string" calcext:value-type="string">
            <text:p>The new booke of common prayer. According to the forme of the Kirke of Scotland, our brethren in faith and Covenant.|Book of common prayer.</text:p>
          </table:table-cell>
          <table:table-cell table:number-columns-repeated="2" office:value-type="string" calcext:value-type="string">
            <text:p><text:s/></text:p>
          </table:table-cell>
          <table:table-cell office:value-type="float" office:value="2" calcext:value-type="float">
            <text:p>2</text:p>
          </table:table-cell>
        </table:table-row>
        <table:table-row table:style-name="ro1">
          <table:table-cell office:value-type="string" calcext:value-type="string">
            <text:p>A82002</text:p>
          </table:table-cell>
          <table:table-cell office:value-type="float" office:value="1661" calcext:value-type="float">
            <text:p>1661</text:p>
          </table:table-cell>
          <table:table-cell office:value-type="string" calcext:value-type="string">
            <text:p>H. D. (Henry Dawbeny)|Collinges, John, 1623-1690, attributed name.</text:p>
          </table:table-cell>
          <table:table-cell office:value-type="string" calcext:value-type="string">
            <text:p>A sober and temperate discourse, concerning the interest of words in prayer, the just antiquity and pedigree of liturgies, or forms of prayer in churches : with a view of the state of the church, when they were first composed, or imposed. Together with a discovery of the weakness of the grounds upon which they were first brought in, or upon which Bishop Gawden hath lately discoursed, the necessity of a liturgie, or the inconveniency of altering the English liturgie, the utility of church musick, and the lawfulness of ceremonies : in which are mixed reasons justifying those godly ministers, who forbear the use of the Common-prayer, against the late out-cryes of the said bishop. / By H.D. M.A.</text:p>
          </table:table-cell>
          <table:table-cell table:number-columns-repeated="2" office:value-type="string" calcext:value-type="string">
            <text:p>Gauden, John, 1605-1662.|Church of England -- <text:s/>Customs and practices -- <text:s/>Early works to 1800.|Church of England -- <text:s/>Liturgy -- <text:s/>Early works to 1800.|Church of England. -- <text:s/>Book of common prayer -- <text:s/>Early works to 1800.|Prayer -- <text:s/>Early works to 1800.</text:p>
          </table:table-cell>
          <table:table-cell office:value-type="float" office:value="2" calcext:value-type="float">
            <text:p>2</text:p>
          </table:table-cell>
        </table:table-row>
        <table:table-row table:style-name="ro1">
          <table:table-cell office:value-type="string" calcext:value-type="string">
            <text:p>A68966</text:p>
          </table:table-cell>
          <table:table-cell office:value-type="float" office:value="1616" calcext:value-type="float">
            <text:p>1616</text:p>
          </table:table-cell>
          <table:table-cell office:value-type="string" calcext:value-type="string">
            <text:p>Boys, John, 1571-1625.</text:p>
          </table:table-cell>
          <table:table-cell office:value-type="string" calcext:value-type="string">
            <text:p>An exposition of the proper Psalmes vsed in our English liturgie together with a reason why the Church did chuse the same. By Iohn Boys, Doctor of Diuinitie. The first part explaining the Psalmes appointed to be read on Christmas and Easter day.|Exposition of the proper Psalmes used in our English liturgie. Part 1</text:p>
          </table:table-cell>
          <table:table-cell table:number-columns-repeated="2" office:value-type="string" calcext:value-type="string">
            <text:p>Church of England. -- <text:s/>Book of common prayer -- <text:s/>Early works to 1800.|Bible. -- <text:s/>O.T. -- <text:s/>Psalms -- <text:s/>Commentaries.</text:p>
          </table:table-cell>
          <table:table-cell office:value-type="float" office:value="2" calcext:value-type="float">
            <text:p>2</text:p>
          </table:table-cell>
        </table:table-row>
        <table:table-row table:style-name="ro1">
          <table:table-cell office:value-type="string" calcext:value-type="string">
            <text:p>A62752</text:p>
          </table:table-cell>
          <table:table-cell office:value-type="float" office:value="1661" calcext:value-type="float">
            <text:p>1661</text:p>
          </table:table-cell>
          <table:table-cell office:value-type="string" calcext:value-type="string">
            <text:p>Commission for the Review and Alteration of the Book of Common Prayer.</text:p>
          </table:table-cell>
          <table:table-cell office:value-type="string" calcext:value-type="string">
            <text:p>To the Kings most excellent Majesty. The due account, and humble petition of the ministers of the Gospel, lately commissioned for the review &amp; alteration of the liturgy|Due account and humble petition of the ministers of the Gospel, lately commissioned for the review and alteration of the liturgy.</text:p>
          </table:table-cell>
          <table:table-cell table:number-columns-repeated="2" office:value-type="string" calcext:value-type="string">
            <text:p>Church of England -- <text:s/>Liturgy -- <text:s/>Early works to 1800.|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50188</text:p>
          </table:table-cell>
          <table:table-cell office:value-type="float" office:value="1689" calcext:value-type="float">
            <text:p>1689</text:p>
          </table:table-cell>
          <table:table-cell office:value-type="string" calcext:value-type="string">
            <text:p>Mather, Increase, 1639-1723.</text:p>
          </table:table-cell>
          <table:table-cell office:value-type="string" calcext:value-type="string">
            <text:p>A brief discourse concerning the unlawfulness of the common-prayer-worship and of laying the hand on and kissing the booke in swearing / by a reverend and learned divine.</text:p>
          </table:table-cell>
          <table:table-cell table:number-columns-repeated="2" office:value-type="string" calcext:value-type="string">
            <text:p>Church of England. -- <text:s/>Book of common prayer.|Church of England -- <text:s/>Liturgy -- <text:s/>History.|Oaths.</text:p>
          </table:table-cell>
          <table:table-cell office:value-type="float" office:value="2" calcext:value-type="float">
            <text:p>2</text:p>
          </table:table-cell>
        </table:table-row>
        <table:table-row table:style-name="ro1">
          <table:table-cell office:value-type="string" calcext:value-type="string">
            <text:p>A70630</text:p>
          </table:table-cell>
          <table:table-cell office:value-type="float" office:value="1641" calcext:value-type="float">
            <text:p>1641</text:p>
          </table:table-cell>
          <table:table-cell office:value-type="string" calcext:value-type="string">
            <text:p>Pym, John, 1584-1643.</text:p>
          </table:table-cell>
          <table:table-cell office:value-type="string" calcext:value-type="string">
            <text:p>A Motion humbly presented to the consideration of the honourable, the committee of the high court of Parliament consisting of 18 queres concerning the Booke of common-prayer : October 8, 1641 : as also an honourable speech made by Mr. Pymme.</text:p>
          </table:table-cell>
          <table:table-cell table:number-columns-repeated="2" office:value-type="string" calcext:value-type="string">
            <text:p>Church of England. -- <text:s/>Book of common prayer.|Great Britain -- <text:s/>History -- <text:s/>Puritan Revolution, 1642-1660.</text:p>
          </table:table-cell>
          <table:table-cell office:value-type="float" office:value="2" calcext:value-type="float">
            <text:p>2</text:p>
          </table:table-cell>
        </table:table-row>
        <table:table-row table:style-name="ro1">
          <table:table-cell office:value-type="string" calcext:value-type="string">
            <text:p>A71183</text:p>
          </table:table-cell>
          <table:table-cell office:value-type="float" office:value="1690" calcext:value-type="float">
            <text:p>1690</text:p>
          </table:table-cell>
          <table:table-cell office:value-type="string" calcext:value-type="string">
            <text:p><text:s/></text:p>
          </table:table-cell>
          <table:table-cell office:value-type="string" calcext:value-type="string">
            <text:p>A table to all the epistles and gospels in the Book of Common Prayer So that you may find any of them, when named by the minister, though you know not what Sunday it is. And also what texts of scripture are quoted, being contained in them. To be found in an alphabetical manner. This table may put in your Common Prayer book, without new binding, being so small a thing.</text:p>
          </table:table-cell>
          <table:table-cell table:number-columns-repeated="2" office:value-type="string" calcext:value-type="string">
            <text:p>Church of England. -- <text:s/>Book of common prayer -- <text:s/>Indexes -- <text:s/>Early works to 1800.</text:p>
          </table:table-cell>
          <table:table-cell office:value-type="float" office:value="2" calcext:value-type="float">
            <text:p>2</text:p>
          </table:table-cell>
        </table:table-row>
        <table:table-row table:style-name="ro1">
          <table:table-cell office:value-type="string" calcext:value-type="string">
            <text:p>A10557</text:p>
          </table:table-cell>
          <table:table-cell office:value-type="float" office:value="1631" calcext:value-type="float">
            <text:p>1631</text:p>
          </table:table-cell>
          <table:table-cell office:value-type="string" calcext:value-type="string">
            <text:p>Reeve, Edmund, d. 1660.</text:p>
          </table:table-cell>
          <table:table-cell office:value-type="string" calcext:value-type="string">
            <text:p>The Christian divinitie, contained in the divine service of the Church of England summarily, and for the most part in order, according as point on point dependeth, composed; and with the holy Scriptures plainly and plentifully confirmed: written for the furtherance of the peoples understanding in the true religion established by publike authoritie, and for the increase of vnitie in that godly truth eternall. By Edmund Reeve Bachelour in Divinitie, and vicar of the parish of Hayes in Middlesex.</text:p>
          </table:table-cell>
          <table:table-cell table:number-columns-repeated="2" office:value-type="string" calcext:value-type="string">
            <text:p>Church of England. -- <text:s/>Book of common prayer -- <text:s/>Early works to 1800.|Certain sermons or homilies appointed to be read in churches -- <text:s/>Early works to 1800.</text:p>
          </table:table-cell>
          <table:table-cell office:value-type="float" office:value="2" calcext:value-type="float">
            <text:p>2</text:p>
          </table:table-cell>
        </table:table-row>
        <table:table-row table:style-name="ro1">
          <table:table-cell office:value-type="string" calcext:value-type="string">
            <text:p>A78980</text:p>
          </table:table-cell>
          <table:table-cell office:value-type="float" office:value="1645" calcext:value-type="float">
            <text:p>1645</text:p>
          </table:table-cell>
          <table:table-cell office:value-type="string" calcext:value-type="string">
            <text:p>England and Wales. Sovereign (1625-1649 : Charles I),|Westminster Assembly (1643-1652)</text:p>
          </table:table-cell>
          <table:table-cell office:value-type="string" calcext:value-type="string">
            <text:p>His Majesties proclamation, concerning the Book of common-prayer, and the Directory for publike vvorship. (Given at Oxford, Novemb. 13. 1645.) With some observations thereupon.</text:p>
          </table:table-cell>
          <table:table-cell table:number-columns-repeated="2" office:value-type="string" calcext:value-type="string">
            <text:p>Church of England. -- <text:s/>Book of common prayer -- <text:s/>Early works to 1800.|Directory for the publique worship of God throughout the three kingdoms of England, Scotland, and Ireland -- <text:s/>Early works to 1800.|Public worship -- <text:s/>Early works to 1800.|Great Britain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77864</text:p>
          </table:table-cell>
          <table:table-cell office:value-type="float" office:value="1641" calcext:value-type="float">
            <text:p>1641</text:p>
          </table:table-cell>
          <table:table-cell office:value-type="string" calcext:value-type="string">
            <text:p>Burges, Cornelius, 1589?-1665.</text:p>
          </table:table-cell>
          <table:table-cell office:value-type="string" calcext:value-type="string">
            <text:p>To the honourable the knights, citizens and burgesses of the Commons-House of Parliament the humble petition of sundry ministers intrusted to solicite the petition and remonstrance formerly exhibited to this Honourable House, and of many of their brethren, most humbly sheweth, ...</text:p>
          </table:table-cell>
          <table:table-cell table:number-columns-repeated="2" office:value-type="string" calcext:value-type="string">
            <text:p>Church of England -- <text:s/>Government -- <text:s/>Early works to 1800.|Church of England. -- <text:s/>Book of common prayer -- <text:s/>Early works to 1800.|Church and state -- <text:s/>Great Britain -- <text:s/>History -- <text:s/>17th century.|Great Britain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00759</text:p>
          </table:table-cell>
          <table:table-cell office:value-type="float" office:value="1630" calcext:value-type="float">
            <text:p>1630</text:p>
          </table:table-cell>
          <table:table-cell office:value-type="string" calcext:value-type="string">
            <text:p>Fisher, Ambrose, d. 1617.|Grant, John, fl. 1630.</text:p>
          </table:table-cell>
          <table:table-cell office:value-type="string" calcext:value-type="string">
            <text:p>A defence of the liturgie of the Church of England, or, Booke of common prayer In a dialogue betweene Nouatus and Irenæus. By Ambrose Fisher, sometimes of Trinitie Colledge in Cambridge.</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B00322</text:p>
          </table:table-cell>
          <table:table-cell office:value-type="float" office:value="1567" calcext:value-type="float">
            <text:p>1567</text:p>
          </table:table-cell>
          <table:table-cell office:value-type="string" calcext:value-type="string">
            <text:p>Church of England.|Davies, Richard, 1501-1581.|Salesbury, William, 1520?-1600?</text:p>
          </table:table-cell>
          <table:table-cell office:value-type="string" calcext:value-type="string">
            <text:p>Lliver gweddi gyffredin, a gwemdogaeth y sacramentae, ac eraill gynneddfeu a ceremoniae yn Eccles loecr. ; Vewed [sic], perused and allowed by the bishops, accordyng to the Act stablished for the translation of the Bible, and thys booke into the Brytyshe tongue..|Book of common prayer. Welsh</text:p>
          </table:table-cell>
          <table:table-cell table:number-columns-repeated="2" office:value-type="string" calcext:value-type="string">
            <text:p>Church of England -- <text:s/>Liturgy -- <text:s/>Texts -- <text:s/>Welsh -- <text:s/>Early works to 1800.</text:p>
          </table:table-cell>
          <table:table-cell office:value-type="float" office:value="2" calcext:value-type="float">
            <text:p>2</text:p>
          </table:table-cell>
        </table:table-row>
        <table:table-row table:style-name="ro1">
          <table:table-cell office:value-type="string" calcext:value-type="string">
            <text:p>B04835</text:p>
          </table:table-cell>
          <table:table-cell office:value-type="float" office:value="1660" calcext:value-type="float">
            <text:p>1660</text:p>
          </table:table-cell>
          <table:table-cell office:value-type="string" calcext:value-type="string">
            <text:p>Prideaux, John, 1578-1650.</text:p>
          </table:table-cell>
          <table:table-cell office:value-type="string" calcext:value-type="string">
            <text:p>Euchologia, neu, Yr athrawiaeth i arferol weddio o waith y gwir anrhyddedus dad Joan Prideawx ... ; Rhodd a adawodd ef ar ei ddyddd diwedd iw ferched yn ddirgel, iw hyfforddi hwy ir cyfriw <text:s/>reidiol arferau, on Llyfr Gweddi gyffredin. : Ac a ddichou roi bodlonrwydd ym mhob achos heb edrych ar ol y goleuadàu newyddion ai parodbryd lewyrchoedd.</text:p>
          </table:table-cell>
          <table:table-cell table:number-columns-repeated="2" office:value-type="string" calcext:value-type="string">
            <text:p>Church of England. -- <text:s/>Book of common prayer.|Prayer.|Devotional exercises.</text:p>
          </table:table-cell>
          <table:table-cell office:value-type="float" office:value="2" calcext:value-type="float">
            <text:p>2</text:p>
          </table:table-cell>
        </table:table-row>
        <table:table-row table:style-name="ro1">
          <table:table-cell office:value-type="string" calcext:value-type="string">
            <text:p>B00323</text:p>
          </table:table-cell>
          <table:table-cell office:value-type="float" office:value="1586" calcext:value-type="float">
            <text:p>1586</text:p>
          </table:table-cell>
          <table:table-cell office:value-type="string" calcext:value-type="string">
            <text:p>Church of England.</text:p>
          </table:table-cell>
          <table:table-cell office:value-type="string" calcext:value-type="string">
            <text:p>Lliver gweddi gyffredin, [a gwenidogaeth] sacramentae, ac eraill gynneddfey, a ceremoniae yn Eccles[--] [--] bishops, according to the act stablished for the translation of the Bible, and this booke into the British tongue..|Book of common prayer. Welsh</text:p>
          </table:table-cell>
          <table:table-cell table:number-columns-repeated="2" office:value-type="string" calcext:value-type="string">
            <text:p>Church of England -- <text:s/>Liturgy -- <text:s/>Welsh -- <text:s/>Texts -- <text:s/>Early works to 1800.</text:p>
          </table:table-cell>
          <table:table-cell office:value-type="float" office:value="2" calcext:value-type="float">
            <text:p>2</text:p>
          </table:table-cell>
        </table:table-row>
        <table:table-row table:style-name="ro1">
          <table:table-cell office:value-type="string" calcext:value-type="string">
            <text:p>A36061</text:p>
          </table:table-cell>
          <table:table-cell office:value-type="float" office:value="1644" calcext:value-type="float">
            <text:p>1644</text:p>
          </table:table-cell>
          <table:table-cell office:value-type="string" calcext:value-type="string">
            <text:p>England and Wales. Parliament. Ordinance of Parliament for the taking away of the Book of common prayer.|Westminster Assembly (1643-1652)</text:p>
          </table:table-cell>
          <table:table-cell office:value-type="string" calcext:value-type="string">
            <text:p>A directory for the publique worship of God, throughout the three kingdoms of England, Scotland, and Ireland together with an ordinance of Parliament for the taking away of the Book of common-prayer, ... die Jovis, 13. Martii, 1644 / ordered by the Lords and Commons assembled in Parliament, that this ordinance and directory bee forthwith printed and published.</text:p>
          </table:table-cell>
          <table:table-cell table:number-columns-repeated="2" office:value-type="string" calcext:value-type="string">
            <text:p>Church of England. -- <text:s/>Book of common prayer.|Church of England -- <text:s/>Liturgy.|Public worship -- <text:s/>Early works to 1800.</text:p>
          </table:table-cell>
          <table:table-cell office:value-type="float" office:value="2" calcext:value-type="float">
            <text:p>2</text:p>
          </table:table-cell>
        </table:table-row>
        <table:table-row table:style-name="ro1">
          <table:table-cell office:value-type="string" calcext:value-type="string">
            <text:p>A82229</text:p>
          </table:table-cell>
          <table:table-cell office:value-type="float" office:value="1647" calcext:value-type="float">
            <text:p>1647</text:p>
          </table:table-cell>
          <table:table-cell office:value-type="string" calcext:value-type="string">
            <text:p><text:s/></text:p>
          </table:table-cell>
          <table:table-cell office:value-type="string" calcext:value-type="string">
            <text:p>A declaration of the Protestant clergie of the city of Dublin, shewing the reasons why they cannot consent to the taking away of the Book of common prayer, and comply with the Directory. Presented to the Honourable Commissioners for the Parliament of England, July 9. 1647.</text:p>
          </table:table-cell>
          <table:table-cell table:number-columns-repeated="2" office:value-type="string" calcext:value-type="string">
            <text:p>Church of England. -- <text:s/>Book of common prayer -- <text:s/>Early works to 1800.|Directory for the publique worship of God throughout the three kingdoms of England, Scotland, and Ireland -- <text:s/>Early works to 1800.|Clergy -- <text:s/>Ireland -- <text:s/>Dublin -- <text:s/>Early works to 1800.|Protestants -- <text:s/>Ireland -- <text:s/>Dublin -- <text:s/>Early works to 1800.|Ireland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84072</text:p>
          </table:table-cell>
          <table:table-cell office:value-type="float" office:value="1675" calcext:value-type="float">
            <text:p>1675</text:p>
          </table:table-cell>
          <table:table-cell office:value-type="string" calcext:value-type="string">
            <text:p>Elborow, Thomas.</text:p>
          </table:table-cell>
          <table:table-cell office:value-type="string" calcext:value-type="string">
            <text:p>A guide to the humble: or an exposition on the common prayer Viz. I. The visitation of the sick. II. The Communion of the sick. III. The burial of the dead. IV. The thanksgiving of women after child-birth. V. The denouncing of God's anger and judgments against sinners, with prayers to be used on the first day of Lent, and at other times. By Thomas Elborow.</text:p>
          </table:table-cell>
          <table:table-cell table:number-columns-repeated="2" office:value-type="string" calcext:value-type="string">
            <text:p>Church of England. -- <text:s/>Book of common prayer -- <text:s/>Criticism, interpretation, etc. -- <text:s/>Early works to 1800.|Christian literature -- <text:s/>Early works to 1800.</text:p>
          </table:table-cell>
          <table:table-cell office:value-type="float" office:value="2" calcext:value-type="float">
            <text:p>2</text:p>
          </table:table-cell>
        </table:table-row>
        <table:table-row table:style-name="ro1">
          <table:table-cell office:value-type="string" calcext:value-type="string">
            <text:p>A87430</text:p>
          </table:table-cell>
          <table:table-cell office:value-type="float" office:value="1660" calcext:value-type="float">
            <text:p>1660</text:p>
          </table:table-cell>
          <table:table-cell office:value-type="string" calcext:value-type="string">
            <text:p>Calvin, Jean, 1509-1564.</text:p>
          </table:table-cell>
          <table:table-cell office:value-type="string" calcext:value-type="string">
            <text:p>The judgement of foraign divines as well from Geneva as other parts, touching the discipline, liturgie, and ceremonies of the Church of England. Whereunto is added a letter from Mr. Iohn Calvin to Mr. Knox, concerning the English Common-Prayer, after he had purused the same. Now published for publick information and benefit.</text:p>
          </table:table-cell>
          <table:table-cell table:number-columns-repeated="2" office:value-type="string" calcext:value-type="string">
            <text:p>Church of England -- <text:s/>Liturgies -- <text:s/>Apologetic works -- <text:s/>Early works to 1800.|Church of England -- <text:s/>Discipline -- <text:s/>Early works to 1800.|Church of England. -- <text:s/>Book of common prayer -- <text:s/>Controversial literature -- <text:s/>Early works to 1800.</text:p>
          </table:table-cell>
          <table:table-cell office:value-type="float" office:value="2" calcext:value-type="float">
            <text:p>2</text:p>
          </table:table-cell>
        </table:table-row>
        <table:table-row table:style-name="ro1">
          <table:table-cell office:value-type="string" calcext:value-type="string">
            <text:p>A85284</text:p>
          </table:table-cell>
          <table:table-cell office:value-type="float" office:value="1644" calcext:value-type="float">
            <text:p>1644</text:p>
          </table:table-cell>
          <table:table-cell office:value-type="string" calcext:value-type="string">
            <text:p><text:s/></text:p>
          </table:table-cell>
          <table:table-cell office:value-type="string" calcext:value-type="string">
            <text:p>LIX. exceptions against the Booke of common prayer.</text:p>
          </table:table-cell>
          <table:table-cell table:number-columns-repeated="2" office:value-type="string" calcext:value-type="string">
            <text:p>Church of England. -- <text:s/>Book of common prayer -- <text:s/>Controversial literature</text:p>
          </table:table-cell>
          <table:table-cell office:value-type="float" office:value="2" calcext:value-type="float">
            <text:p>2</text:p>
          </table:table-cell>
        </table:table-row>
        <table:table-row table:style-name="ro1">
          <table:table-cell office:value-type="string" calcext:value-type="string">
            <text:p>A85836</text:p>
          </table:table-cell>
          <table:table-cell office:value-type="float" office:value="1655" calcext:value-type="float">
            <text:p>1655</text:p>
          </table:table-cell>
          <table:table-cell office:value-type="string" calcext:value-type="string">
            <text:p>Gatford, Lionel, d. 1665.</text:p>
          </table:table-cell>
          <table:table-cell office:value-type="string" calcext:value-type="string">
            <text:p>A petition for the vindication of the publique use of the Book of Common-Prayer, from some foul, but undeserved aspersions lately cast upon it And for the asserting of the publique use of set-forms of prayer, and dispensing the holy Sacraments. Occasioned by the late ordinance for the ejecting of scandalous, ignorant, and insufficient ministers and school-masters. As also thirty seven quæres concerning the said ordinance, and the particulars thereof. Humbly presented to the most Honourable and highest court of Parliament, now convened at Westminster, anno 1654. With a true account rendred in an epistle prefixed, and an appendix subjoyned, both of the printing and presenting the same. By Lionel Gatford, batchelour in Divinity.</text:p>
          </table:table-cell>
          <table:table-cell table:number-columns-repeated="2" office:value-type="string" calcext:value-type="string">
            <text:p>Church of England. -- <text:s/>Book of common prayer -- <text:s/>Controversial literature -- <text:s/>Early works to 1800.|Prayer -- <text:s/>Early works to 1800.|Sacraments -- <text:s/>Church of England -- <text:s/>Early works to 1800.</text:p>
          </table:table-cell>
          <table:table-cell office:value-type="float" office:value="2" calcext:value-type="float">
            <text:p>2</text:p>
          </table:table-cell>
        </table:table-row>
        <table:table-row table:style-name="ro1">
          <table:table-cell office:value-type="string" calcext:value-type="string">
            <text:p>A55574</text:p>
          </table:table-cell>
          <table:table-cell office:value-type="float" office:value="1661" calcext:value-type="float">
            <text:p>1661</text:p>
          </table:table-cell>
          <table:table-cell office:value-type="string" calcext:value-type="string">
            <text:p>Powell, Vavasor, 1617-1670.</text:p>
          </table:table-cell>
          <table:table-cell office:value-type="string" calcext:value-type="string">
            <text:p>Common-prayer-book no divine service, or, XXVIII reasons against forming and imposing any humane liturgies or Common-prayer-books, and the main objections to the contrary, answered also, the English Common-prayer-book anatomized, likewise twelve arguments against diocesan and lord-bishops, with the main objections answered, and the great disparity between them, and Timothy and Titus, shewed / by Vavasor Powell.</text:p>
          </table:table-cell>
          <table:table-cell table:number-columns-repeated="2" office:value-type="string" calcext:value-type="string">
            <text:p>Church of England. -- <text:s/>Book of common prayer.|Church of England -- <text:s/>Liturgy.|Prayers -- <text:s/>Early works to 1800.</text:p>
          </table:table-cell>
          <table:table-cell office:value-type="float" office:value="2" calcext:value-type="float">
            <text:p>2</text:p>
          </table:table-cell>
        </table:table-row>
        <table:table-row table:style-name="ro1">
          <table:table-cell office:value-type="string" calcext:value-type="string">
            <text:p>A59372</text:p>
          </table:table-cell>
          <table:table-cell office:value-type="float" office:value="1689" calcext:value-type="float">
            <text:p>1689</text:p>
          </table:table-cell>
          <table:table-cell office:value-type="string" calcext:value-type="string">
            <text:p>Minister of the Church of England.</text:p>
          </table:table-cell>
          <table:table-cell office:value-type="string" calcext:value-type="string">
            <text:p>Several arguments for concessions and alterations in the common prayer, and in the rites and ceremonies of the Church of England in order to a comprehension / by a minister of the Church of England, as by law established.</text:p>
          </table:table-cell>
          <table:table-cell table:number-columns-repeated="2" office:value-type="string" calcext:value-type="string">
            <text:p>Church of England. -- <text:s/>Book of common prayer.|Church of England -- <text:s/>Early works to 1800.</text:p>
          </table:table-cell>
          <table:table-cell office:value-type="float" office:value="2" calcext:value-type="float">
            <text:p>2</text:p>
          </table:table-cell>
        </table:table-row>
        <table:table-row table:style-name="ro1">
          <table:table-cell office:value-type="string" calcext:value-type="string">
            <text:p>A52997</text:p>
          </table:table-cell>
          <table:table-cell office:value-type="float" office:value="1690" calcext:value-type="float">
            <text:p>1690</text:p>
          </table:table-cell>
          <table:table-cell office:value-type="string" calcext:value-type="string">
            <text:p>Minister of the Church of England.</text:p>
          </table:table-cell>
          <table:table-cell office:value-type="string" calcext:value-type="string">
            <text:p>A new survey of the book of common prayer humbly proposed to this present parliament, in order to the obtaining a new act of uniformity / by a minister of the Church of England.</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A39377</text:p>
          </table:table-cell>
          <table:table-cell office:value-type="float" office:value="1679" calcext:value-type="float">
            <text:p>1679</text:p>
          </table:table-cell>
          <table:table-cell office:value-type="string" calcext:value-type="string">
            <text:p><text:s/></text:p>
          </table:table-cell>
          <table:table-cell office:value-type="string" calcext:value-type="string">
            <text:p>An Abstract of some letters to an eminent learned person concerning the excellency of the Book of common-prayer, &amp;c.</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A39077</text:p>
          </table:table-cell>
          <table:table-cell office:value-type="float" office:value="1698" calcext:value-type="float">
            <text:p>1698</text:p>
          </table:table-cell>
          <table:table-cell office:value-type="string" calcext:value-type="string">
            <text:p><text:s/></text:p>
          </table:table-cell>
          <table:table-cell office:value-type="string" calcext:value-type="string">
            <text:p>An exposition on that most excellent prayer in the liturgy of the Church of England called the litany Wherein all or most ot the exceptions that have been made against it, are fully answered.</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75462</text:p>
          </table:table-cell>
          <table:table-cell office:value-type="float" office:value="1660" calcext:value-type="float">
            <text:p>1660</text:p>
          </table:table-cell>
          <table:table-cell office:value-type="string" calcext:value-type="string">
            <text:p><text:s/></text:p>
          </table:table-cell>
          <table:table-cell office:value-type="string" calcext:value-type="string">
            <text:p>An Anti-Brekekekex-Coax-Coax, or, A throat-hapse for the frogges and toades that lately crept abroad, croaking against the Common-prayer book and Episcopacy and the copie of a letter from a very reverend church-man, in answer to a young man, who desired his judgement upon this case, viz. whether every minister of the Church of England be bound in conscience to reade the Common-prayer : with another letter from a convinced associatour, that a while boggled at the Common-prayer, to a brother of the same association, not yet convinced, together with the above-said reverend person's brief and candid censure thereupon, with some uses of application by the publisher.</text:p>
          </table:table-cell>
          <table:table-cell table:number-columns-repeated="2" office:value-type="string" calcext:value-type="string">
            <text:p>Church of England -- <text:s/>Prayer-books and devotions -- <text:s/>Controversial literature.|Church of England. -- <text:s/>Book of common prayer -- <text:s/>Controversial literature.</text:p>
          </table:table-cell>
          <table:table-cell office:value-type="float" office:value="2" calcext:value-type="float">
            <text:p>2</text:p>
          </table:table-cell>
        </table:table-row>
        <table:table-row table:style-name="ro1">
          <table:table-cell office:value-type="string" calcext:value-type="string">
            <text:p>B21739</text:p>
          </table:table-cell>
          <table:table-cell office:value-type="float" office:value="1688" calcext:value-type="float">
            <text:p>1688</text:p>
          </table:table-cell>
          <table:table-cell office:value-type="string" calcext:value-type="string">
            <text:p>England and Wales. Sovereign (1685-1688 : James II)|James II, King of England, 1633-1701.</text:p>
          </table:table-cell>
          <table:table-cell office:value-type="string" calcext:value-type="string">
            <text:p>At the court at Whitehall the 29th of June 1688. Present, the Kings most excellent Majesty, Lord Chancellor, Lord President, Lord Privy Seal, Lord Marquess of Powis, Lord Chamberlain, Earl of Huntingdon, Earl of Bathe, Earl of Craven, Earl of Berkeley, Earl of Melfort, Earl of Castlemain, Lord Bellasyse, Mr. Chancellor of the Exchequer, Sir Nicholas Butler, Mr. Petre. : Whereas by the late Act of Uniformity, which establisheth the liturgy of the Church of England ...</text:p>
          </table:table-cell>
          <table:table-cell table:number-columns-repeated="2" office:value-type="string" calcext:value-type="string">
            <text:p>Church of England. -- <text:s/>Book of common prayer -- <text:s/>Early works to 1800.|Broadsides -- <text:s/>England -- <text:s/>London -- <text:s/>Early works to 1800.|Church and state -- <text:s/>England -- <text:s/>Early works to 1800.</text:p>
          </table:table-cell>
          <table:table-cell office:value-type="float" office:value="2" calcext:value-type="float">
            <text:p>2</text:p>
          </table:table-cell>
        </table:table-row>
        <table:table-row table:style-name="ro1">
          <table:table-cell office:value-type="string" calcext:value-type="string">
            <text:p>B20559</text:p>
          </table:table-cell>
          <table:table-cell office:value-type="float" office:value="1684" calcext:value-type="float">
            <text:p>1684</text:p>
          </table:table-cell>
          <table:table-cell office:value-type="string" calcext:value-type="string">
            <text:p>Comber, Thomas, 1645-1699.</text:p>
          </table:table-cell>
          <table:table-cell office:value-type="string" calcext:value-type="string">
            <text:p>Short discourses upon the whole common-prayer designed to inform the judgment and excite the devotion of such as daily use the same / Tho. Comber ...</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B23149</text:p>
          </table:table-cell>
          <table:table-cell office:value-type="float" office:value="1660" calcext:value-type="float">
            <text:p>1660</text:p>
          </table:table-cell>
          <table:table-cell office:value-type="string" calcext:value-type="string">
            <text:p>Fox, George, 1624-1691.|Burrough, Edward, 1634-1662. Testimony concerning the Book of common prayer.</text:p>
          </table:table-cell>
          <table:table-cell office:value-type="string" calcext:value-type="string">
            <text:p>Something in ansvver to the old Common-prayer-book and for the information of those who are for it, which is much of it taken out of the old Mass-book : both which are got up since the Apostles dayes ...</text:p>
          </table:table-cell>
          <table:table-cell table:number-columns-repeated="2" office:value-type="string" calcext:value-type="string">
            <text:p>Church of England. -- <text:s/>Book of common prayer -- <text:s/>Controversial literature.|Society of Friends -- <text:s/>Doctrines.</text:p>
          </table:table-cell>
          <table:table-cell office:value-type="float" office:value="2" calcext:value-type="float">
            <text:p>2</text:p>
          </table:table-cell>
        </table:table-row>
        <table:table-row table:style-name="ro1">
          <table:table-cell office:value-type="string" calcext:value-type="string">
            <text:p>A16109</text:p>
          </table:table-cell>
          <table:table-cell office:value-type="float" office:value="1547" calcext:value-type="float">
            <text:p>1547</text:p>
          </table:table-cell>
          <table:table-cell office:value-type="string" calcext:value-type="string">
            <text:p><text:s/></text:p>
          </table:table-cell>
          <table:table-cell office:value-type="string" calcext:value-type="string">
            <text:p>Deuout psalmes and colletes gathered and set in suche order, as may be vsed for dayly meditacions.</text:p>
          </table:table-cell>
          <table:table-cell table:number-columns-repeated="2" office:value-type="string" calcext:value-type="string">
            <text:p>Church of England. -- <text:s/>Book of common prayer -- <text:s/>Sources -- <text:s/>Early works to 1800.</text:p>
          </table:table-cell>
          <table:table-cell office:value-type="float" office:value="2" calcext:value-type="float">
            <text:p>2</text:p>
          </table:table-cell>
        </table:table-row>
        <table:table-row table:style-name="ro1">
          <table:table-cell office:value-type="string" calcext:value-type="string">
            <text:p>A67268</text:p>
          </table:table-cell>
          <table:table-cell office:value-type="float" office:value="1691" calcext:value-type="float">
            <text:p>1691</text:p>
          </table:table-cell>
          <table:table-cell office:value-type="string" calcext:value-type="string">
            <text:p>Walker, Thomas, 1658 or 9-1716.|Nicetas, of Remesiana, Saint, d. ca. 414. Te Deum laudamus.</text:p>
          </table:table-cell>
          <table:table-cell office:value-type="string" calcext:value-type="string">
            <text:p>Divine hymns, or, A paraphrase upon the Te Deum, &amp;c. and the Song of the three children, or canticle Benedicite omnia opera, &amp;c. as they are in the Book of common prayer by T. Walker ...</text:p>
          </table:table-cell>
          <table:table-cell table:number-columns-repeated="2" office:value-type="string" calcext:value-type="string">
            <text:p><text:s/></text:p>
          </table:table-cell>
          <table:table-cell office:value-type="float" office:value="2" calcext:value-type="float">
            <text:p>2</text:p>
          </table:table-cell>
        </table:table-row>
        <table:table-row table:style-name="ro1">
          <table:table-cell office:value-type="string" calcext:value-type="string">
            <text:p>A87167</text:p>
          </table:table-cell>
          <table:table-cell office:value-type="float" office:value="1642" calcext:value-type="float">
            <text:p>1642</text:p>
          </table:table-cell>
          <table:table-cell office:value-type="string" calcext:value-type="string">
            <text:p>M. T. S. T. R. A. I. S. P. H.</text:p>
          </table:table-cell>
          <table:table-cell office:value-type="string" calcext:value-type="string">
            <text:p>An answer to lame Giles Calfines Messe of pottage, which hee termes in his halting speech to be well crummed and seasoned, &amp;c. Proving that the service-booke is no better than pottage, in comparison of divers weeds which are chopt into it, to poyson the taste of the children of grace, by the advice of the whore of Babylons instruments and cooks. In which small tract you shall find such reasons given against it, as are unanswerable by any man whatsoever. For pure prayer is Gods temple, and where it is not so used, it is but idolatrie and will-worship. by M. T. S. T. R. A. I. S. P. H.</text:p>
          </table:table-cell>
          <table:table-cell table:number-columns-repeated="2" office:value-type="string" calcext:value-type="string">
            <text:p>Calfine, Giles. -- <text:s/>Messe of pottage.|Church of England -- <text:s/>Customs and practices -- <text:s/>Early works to 1800.|Church of England. -- <text:s/>Book of common prayer -- <text:s/>Controversial literature -- <text:s/>Early works to 1800.|Great Britain -- <text:s/>Religion -- <text:s/>17th century.</text:p>
          </table:table-cell>
          <table:table-cell office:value-type="float" office:value="2" calcext:value-type="float">
            <text:p>2</text:p>
          </table:table-cell>
        </table:table-row>
        <table:table-row table:style-name="ro1">
          <table:table-cell office:value-type="string" calcext:value-type="string">
            <text:p>A87569</text:p>
          </table:table-cell>
          <table:table-cell office:value-type="float" office:value="1646" calcext:value-type="float">
            <text:p>1646</text:p>
          </table:table-cell>
          <table:table-cell office:value-type="string" calcext:value-type="string">
            <text:p>Jennings, Theodore.</text:p>
          </table:table-cell>
          <table:table-cell office:value-type="string" calcext:value-type="string">
            <text:p>Truths returne: in answer to a malignant pamphlet, pretended to be written by a most orthodox, moderate, and judicious divine, a banished minister of this miserable kingdom; to a vertuous lady, who (for the exercise of her devotion) built a closet, wherein to secure the most sacred Book of Common-Prayer, from the view and violence of the enemies thereof, sectaries and schismatiques of this kingdome. Being printed together; that thereby the great difference may appear, between prayer reall, and pretended: a forme of godlinesse, and the power thereof. / By Theo: Jennings, gent.</text:p>
          </table:table-cell>
          <table:table-cell table:number-columns-repeated="2" office:value-type="string" calcext:value-type="string">
            <text:p>Church of England. -- <text:s/>Book of common prayer, -- <text:s/>Controversial literature -- <text:s/>Early works to 1800.|Prayer -- <text:s/>Church of England -- <text:s/>Early works to 1800.</text:p>
          </table:table-cell>
          <table:table-cell office:value-type="float" office:value="2" calcext:value-type="float">
            <text:p>2</text:p>
          </table:table-cell>
        </table:table-row>
        <table:table-row table:style-name="ro1">
          <table:table-cell office:value-type="string" calcext:value-type="string">
            <text:p>A87537</text:p>
          </table:table-cell>
          <table:table-cell office:value-type="float" office:value="1647" calcext:value-type="float">
            <text:p>1647</text:p>
          </table:table-cell>
          <table:table-cell office:value-type="string" calcext:value-type="string">
            <text:p>Jenkins, David, 1582-1663.</text:p>
          </table:table-cell>
          <table:table-cell office:value-type="string" calcext:value-type="string">
            <text:p>A scourge for the directorie, and the revolting synod. Which hath sitten this 5. yeares, more for foure shillings a day, then for conscience sake. / By Judge Jenkins.</text:p>
          </table:table-cell>
          <table:table-cell table:number-columns-repeated="2" office:value-type="string" calcext:value-type="string">
            <text:p>Church of England. -- <text:s/>Book of common prayer -- <text:s/>Controversial literature -- <text:s/>Early works to 1800.|Westminster Assembly (1643-1652) -- <text:s/>Early works to 1800.|Directory for the publique worship of God throughout the three kingdoms of England, Scotland, and Ireland.|Presbyterianism -- <text:s/>Early works to 1800.</text:p>
          </table:table-cell>
          <table:table-cell office:value-type="float" office:value="2" calcext:value-type="float">
            <text:p>2</text:p>
          </table:table-cell>
        </table:table-row>
        <table:table-row table:style-name="ro1">
          <table:table-cell office:value-type="string" calcext:value-type="string">
            <text:p>A26852</text:p>
          </table:table-cell>
          <table:table-cell office:value-type="float" office:value="1661" calcext:value-type="float">
            <text:p>1661</text:p>
          </table:table-cell>
          <table:table-cell office:value-type="string" calcext:value-type="string">
            <text:p>Baxter, Richard, 1615-1691.|Commission for the Review and Alteration of the Book of Common Prayer.</text:p>
          </table:table-cell>
          <table:table-cell office:value-type="string" calcext:value-type="string">
            <text:p>An accompt of all the proceedings of the Commissioners of both perswasions, appointed by his sacred Majesty, according to letters patents, for the reveiw [sic] of The book of common prayer, &amp;c.</text:p>
          </table:table-cell>
          <table:table-cell table:number-columns-repeated="2" office:value-type="string" calcext:value-type="string">
            <text:p>Church of England. -- <text:s/>Book of common prayer -- <text:s/>Early works to 1800.|Church of England -- <text:s/>Liturgy -- <text:s/>Early works to 1800.</text:p>
          </table:table-cell>
          <table:table-cell office:value-type="float" office:value="2" calcext:value-type="float">
            <text:p>2</text:p>
          </table:table-cell>
        </table:table-row>
        <table:table-row table:style-name="ro1">
          <table:table-cell office:value-type="string" calcext:value-type="string">
            <text:p>A90174</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The original of the Popish ljturgie, or, The arguments alleadged by the papists, in defence of the Booke of common-prayer, taken out of their owne service-booke. By which wee may also easily perceive upon what ground ours doth stand, and what alliance it hath with theirs.</text:p>
          </table:table-cell>
          <table:table-cell table:number-columns-repeated="2" office:value-type="string" calcext:value-type="string">
            <text:p>Church of England. -- <text:s/>Book of common prayer -- <text:s/>Early works to 1800.|Catholic Church -- <text:s/>Liturgy -- <text:s/>Early works to 1800.|Great Britain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92417</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The Remonstrance and petition of the county of Huntington, the knights, gentlemen, clergy, freeholders, and inhabitiants. To the right honourable the Lords, and Commons assembled in Parliament, for the continuance of the church-government, and divine service, or Book of common prayer.</text:p>
          </table:table-cell>
          <table:table-cell table:number-columns-repeated="2" office:value-type="string" calcext:value-type="string">
            <text:p>Church of England. -- <text:s/>Book of common prayer -- <text:s/>Early works to 1800.|Church of England -- <text:s/>Controversial literature -- <text:s/>Early works to 1800.|Great Britain -- <text:s/>History -- <text:s/>Charles I, 1625-1649 -- <text:s/>Early works to 1800.|Great Britain -- <text:s/>Church history -- <text:s/>17th century.</text:p>
          </table:table-cell>
          <table:table-cell office:value-type="float" office:value="2" calcext:value-type="float">
            <text:p>2</text:p>
          </table:table-cell>
        </table:table-row>
        <table:table-row table:style-name="ro1">
          <table:table-cell office:value-type="string" calcext:value-type="string">
            <text:p>A91129</text:p>
          </table:table-cell>
          <table:table-cell office:value-type="float" office:value="1643" calcext:value-type="float">
            <text:p>1643</text:p>
          </table:table-cell>
          <table:table-cell office:value-type="string" calcext:value-type="string">
            <text:p><text:s/></text:p>
          </table:table-cell>
          <table:table-cell office:value-type="string" calcext:value-type="string">
            <text:p>The protestation of the two and twenty divines, for the setling of the church: And the particulars by them excepted against in the liturgie: not that the Book of Common Prayer of the Church of England should be utterly abolished, but purged of all innovations and absurdities. Ordered by them to be printed according to their own directions.</text:p>
          </table:table-cell>
          <table:table-cell table:number-columns-repeated="2" office:value-type="string" calcext:value-type="string">
            <text:p>Church of England. -- <text:s/>Book of common prayer -- <text:s/>Controversial literature -- <text:s/>Early works to 1800.|Great Britain -- <text:s/>Church history -- <text:s/>17th century -- <text:s/>Early works to 1800.</text:p>
          </table:table-cell>
          <table:table-cell office:value-type="float" office:value="2" calcext:value-type="float">
            <text:p>2</text:p>
          </table:table-cell>
        </table:table-row>
        <table:table-row table:style-name="ro1">
          <table:table-cell office:value-type="string" calcext:value-type="string">
            <text:p>A60434</text:p>
          </table:table-cell>
          <table:table-cell office:value-type="float" office:value="1662" calcext:value-type="float">
            <text:p>1662</text:p>
          </table:table-cell>
          <table:table-cell office:value-type="string" calcext:value-type="string">
            <text:p>Smith, Humphrey, d. 1663.</text:p>
          </table:table-cell>
          <table:table-cell office:value-type="string" calcext:value-type="string">
            <text:p>Forty four queries propounded to all the clergy-men of the liturgy by one whom they trained up in and according to the best things set forth in the Book of common-prayer concerning the which these queries are, for the satisfying of the unsatisfied, and for the uniting and preserving of peace among the people : wherein also first are shewed eleven reasons why these queries are proposed / written by one that hath learned, as he was taught, to forsake the Devil and all his works ... Humphrey Smith.</text:p>
          </table:table-cell>
          <table:table-cell table:number-columns-repeated="2" office:value-type="string" calcext:value-type="string">
            <text:p>Church of England -- <text:s/>Controversial literature.|Church of England -- <text:s/>Liturgy.|Church of England. -- <text:s/>Book of common prayer.</text:p>
          </table:table-cell>
          <table:table-cell office:value-type="float" office:value="2" calcext:value-type="float">
            <text:p>2</text:p>
          </table:table-cell>
        </table:table-row>
        <table:table-row table:style-name="ro1">
          <table:table-cell office:value-type="string" calcext:value-type="string">
            <text:p>A34268</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A Confvtation of M. Lewes Hewes his dialogve, or, An answer to a dialogve or conference betweene a country gentleman and a minister of Gods Word about the Booke of common prayer set forth for the satisfying of those who clamour against the said Booke and maliciously revile them that are serious in the use thereof : whereunto is annexed a satisfactory discourse concerning episcopacy and the svrplisse.</text:p>
          </table:table-cell>
          <table:table-cell table:number-columns-repeated="2" office:value-type="string" calcext:value-type="string">
            <text:p>Hughes, Lewes, fl. 1620. -- <text:s/>Certaine grievances.|Church of England. -- <text:s/>Book of common prayer.|Episcopacy -- <text:s/>Early works to 1800.</text:p>
          </table:table-cell>
          <table:table-cell office:value-type="float" office:value="2" calcext:value-type="float">
            <text:p>2</text:p>
          </table:table-cell>
        </table:table-row>
        <table:table-row table:style-name="ro1">
          <table:table-cell office:value-type="string" calcext:value-type="string">
            <text:p>A30261</text:p>
          </table:table-cell>
          <table:table-cell office:value-type="float" office:value="1660" calcext:value-type="float">
            <text:p>1660</text:p>
          </table:table-cell>
          <table:table-cell office:value-type="string" calcext:value-type="string">
            <text:p>Burges, Cornelius, 1589?-1665.</text:p>
          </table:table-cell>
          <table:table-cell office:value-type="string" calcext:value-type="string">
            <text:p>Some of the differences and alterations in the present Common-prayer-book, from the book established by law, in quinto &amp; sexto, Edw. 6. and 1 Eliz</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33491</text:p>
          </table:table-cell>
          <table:table-cell office:value-type="float" office:value="1699" calcext:value-type="float">
            <text:p>1699</text:p>
          </table:table-cell>
          <table:table-cell office:value-type="string" calcext:value-type="string">
            <text:p>Clutterbuck, J. (John)</text:p>
          </table:table-cell>
          <table:table-cell office:value-type="string" calcext:value-type="string">
            <text:p>A plain and rational vindication of the liturgy of the Church of England collected out of the discourses of some of the reverend bishops and doctors of the same church, by way of question and answer / by J. Clvtterbvck, Gent.</text:p>
          </table:table-cell>
          <table:table-cell table:number-columns-repeated="2" office:value-type="string" calcext:value-type="string">
            <text:p>Church of England -- <text:s/>Liturgy.|Church of England. -- <text:s/>Book of common prayer.</text:p>
          </table:table-cell>
          <table:table-cell office:value-type="float" office:value="2" calcext:value-type="float">
            <text:p>2</text:p>
          </table:table-cell>
        </table:table-row>
        <table:table-row table:style-name="ro1">
          <table:table-cell office:value-type="string" calcext:value-type="string">
            <text:p>A34051</text:p>
          </table:table-cell>
          <table:table-cell office:value-type="float" office:value="1612" calcext:value-type="float">
            <text:p>1612</text:p>
          </table:table-cell>
          <table:table-cell office:value-type="string" calcext:value-type="string">
            <text:p>Comber, Thomas, 1645-1699.|Church of England. Book of common prayer.</text:p>
          </table:table-cell>
          <table:table-cell office:value-type="string" calcext:value-type="string">
            <text:p>A companion to the temple and closet, or, A help to publick and private devotion in an essay upon the daily offices of the church.</text:p>
          </table:table-cell>
          <table:table-cell table:number-columns-repeated="2" office:value-type="string" calcext:value-type="string">
            <text:p>Church of England. -- <text:s/>Book of common prayer.|Theology, Practical.</text:p>
          </table:table-cell>
          <table:table-cell office:value-type="float" office:value="2" calcext:value-type="float">
            <text:p>2</text:p>
          </table:table-cell>
        </table:table-row>
        <table:table-row table:style-name="ro1">
          <table:table-cell office:value-type="string" calcext:value-type="string">
            <text:p>A34136</text:p>
          </table:table-cell>
          <table:table-cell office:value-type="float" office:value="1666" calcext:value-type="float">
            <text:p>1666</text:p>
          </table:table-cell>
          <table:table-cell office:value-type="string" calcext:value-type="string">
            <text:p>C. W.</text:p>
          </table:table-cell>
          <table:table-cell office:value-type="string" calcext:value-type="string">
            <text:p>Common-prayer-book devotions, episcopal delusions, or, The Second death of the service-book wherein the unlawfulness (with advantage) of the imposition of liturgies ... is clearly and plainly demonstrated from the Scriptures ...</text:p>
          </table:table-cell>
          <table:table-cell table:number-columns-repeated="2" office:value-type="string" calcext:value-type="string">
            <text:p>Church of England. -- <text:s/>Book of common prayer -- <text:s/>Controversial literature.</text:p>
          </table:table-cell>
          <table:table-cell office:value-type="float" office:value="2" calcext:value-type="float">
            <text:p>2</text:p>
          </table:table-cell>
        </table:table-row>
        <table:table-row table:style-name="ro1">
          <table:table-cell office:value-type="string" calcext:value-type="string">
            <text:p>A32194</text:p>
          </table:table-cell>
          <table:table-cell office:value-type="float" office:value="1660" calcext:value-type="float">
            <text:p>1660</text:p>
          </table:table-cell>
          <table:table-cell office:value-type="string" calcext:value-type="string">
            <text:p>Calfine, Giles.</text:p>
          </table:table-cell>
          <table:table-cell office:value-type="string" calcext:value-type="string">
            <text:p>The Book of common prayer confirmed by sundry acts of Parliament, and briefly vindicated against the contumelious slanders of the fanatique party tearming it porrage by Gyles Calfine.</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A34547</text:p>
          </table:table-cell>
          <table:table-cell office:value-type="float" office:value="1665" calcext:value-type="float">
            <text:p>1665</text:p>
          </table:table-cell>
          <table:table-cell office:value-type="string" calcext:value-type="string">
            <text:p>Carr, Alan, d. 1668.</text:p>
          </table:table-cell>
          <table:table-cell office:value-type="string" calcext:value-type="string">
            <text:p>A peaceable moderator, or, Some plain considerations to give satisfaction to such as stand dis-affected to our Book of common prayer established by authority clearing it from the aspersion of popery, and giving the reasons of all the things therein contained and prescribed / made by Alan Carr ...</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A19979</text:p>
          </table:table-cell>
          <table:table-cell office:value-type="float" office:value="1560" calcext:value-type="float">
            <text:p>1560</text:p>
          </table:table-cell>
          <table:table-cell office:value-type="string" calcext:value-type="string">
            <text:p>Caustun, Thomas, d. 1569, attributed name.</text:p>
          </table:table-cell>
          <table:table-cell office:value-type="string" calcext:value-type="string">
            <text:p>Bassus certaine notes set forth in foure and three parts to be song at the morning communion, and euening praier very necessarie for the Church of Christe to be frequented and vsed: &amp; vnto them added diuers godly praiers &amp; Psalmes in the the like forme to the honor &amp; praise of God.</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19980</text:p>
          </table:table-cell>
          <table:table-cell office:value-type="float" office:value="1565" calcext:value-type="float">
            <text:p>1565</text:p>
          </table:table-cell>
          <table:table-cell office:value-type="string" calcext:value-type="string">
            <text:p>Caustun, Thomas, d. 1569, attributed name.</text:p>
          </table:table-cell>
          <table:table-cell office:value-type="string" calcext:value-type="string">
            <text:p>The tenor mornyng and euenyng prayer and communion, set forthe in foure partes, to be song in churches, both for men and and children wyth dyuers other godly prayers &amp; anthems, of sundry mens doynges.|Bassus certaine notes set forth in foure and three parts to be song at the morning communion, and evening praier.</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38350</text:p>
          </table:table-cell>
          <table:table-cell office:value-type="float" office:value="1684" calcext:value-type="float">
            <text:p>1684</text:p>
          </table:table-cell>
          <table:table-cell office:value-type="string" calcext:value-type="string">
            <text:p>England and Wales. Sovereign (1660-1685 : Charles II)|Charles II, King of England, 1630-1685.</text:p>
          </table:table-cell>
          <table:table-cell office:value-type="string" calcext:value-type="string">
            <text:p>At the court at Whitehall the sixteenth of February 1684 present the Kings Most Excellent Majesty, His Royal Highness the Prince of Denmark ... : whereas by the late Act of uniformity which establisheth the liturgy.</text:p>
          </table:table-cell>
          <table:table-cell table:number-columns-repeated="2" office:value-type="string" calcext:value-type="string">
            <text:p>Church of England. -- <text:s/>Book of common prayer.|Act of Uniformity (1662)</text:p>
          </table:table-cell>
          <table:table-cell office:value-type="float" office:value="2" calcext:value-type="float">
            <text:p>2</text:p>
          </table:table-cell>
        </table:table-row>
        <table:table-row table:style-name="ro1">
          <table:table-cell office:value-type="string" calcext:value-type="string">
            <text:p>A86899</text:p>
          </table:table-cell>
          <table:table-cell office:value-type="float" office:value="1643" calcext:value-type="float">
            <text:p>1643</text:p>
          </table:table-cell>
          <table:table-cell office:value-type="string" calcext:value-type="string">
            <text:p>Hunt, James, 17th cent.</text:p>
          </table:table-cell>
          <table:table-cell office:value-type="string" calcext:value-type="string">
            <text:p>A plaine and briefe discovery of those two beasts that are written, Revel. 13 And to show what dishonour and disgrace the clergie bring against Christ and his glorious church in reading some part of the service-book. Againe I praise God I have shewed in briefe the true signification of Christ and his glorious church, with those holy ordinances that doe belong unto it. Gathered and directed by that grace God hath given to me James Hunt. All glory be to God on high.</text:p>
          </table:table-cell>
          <table:table-cell table:number-columns-repeated="2" office:value-type="string" calcext:value-type="string">
            <text:p>Church of England. -- <text:s/>Book of common prayer -- <text:s/>Controversial literature -- <text:s/>Early works to 1800.</text:p>
          </table:table-cell>
          <table:table-cell office:value-type="float" office:value="2" calcext:value-type="float">
            <text:p>2</text:p>
          </table:table-cell>
        </table:table-row>
        <table:table-row table:style-name="ro1">
          <table:table-cell office:value-type="string" calcext:value-type="string">
            <text:p>B10013</text:p>
          </table:table-cell>
          <table:table-cell office:value-type="float" office:value="1691" calcext:value-type="float">
            <text:p>1691</text:p>
          </table:table-cell>
          <table:table-cell office:value-type="string" calcext:value-type="string">
            <text:p>T. S. (Thomas Seymour)</text:p>
          </table:table-cell>
          <table:table-cell office:value-type="string" calcext:value-type="string">
            <text:p>Advice to readers of the common prayer, and the people attending the same. With a preface concerning divine worship. <text:s/>Humbly offered to consideration, for promoting the greater decency and solemnity in performing the offices of God's publick worship, administered according to the order established by law amongst us / by a well-meaning (though unlearned) layick of the Church of England. <text:s/>T.S.</text:p>
          </table:table-cell>
          <table:table-cell table:number-columns-repeated="2" office:value-type="string" calcext:value-type="string">
            <text:p>Church of England -- <text:s/>Liturgy and ritual -- <text:s/>Early works to 1800.|Church of England. -- <text:s/>Book of common prayer -- <text:s/>Early works to 1800.|Public worship -- <text:s/>Church of England -- <text:s/>Early works to 1800.</text:p>
          </table:table-cell>
          <table:table-cell office:value-type="float" office:value="2" calcext:value-type="float">
            <text:p>2</text:p>
          </table:table-cell>
        </table:table-row>
        <table:table-row table:style-name="ro1">
          <table:table-cell office:value-type="string" calcext:value-type="string">
            <text:p>A84861</text:p>
          </table:table-cell>
          <table:table-cell office:value-type="float" office:value="1647" calcext:value-type="float">
            <text:p>1647</text:p>
          </table:table-cell>
          <table:table-cell office:value-type="string" calcext:value-type="string">
            <text:p>England and Wales. Army. Council.|Fairfax, Thomas Fairfax, Baron, 1612-1671.</text:p>
          </table:table-cell>
          <table:table-cell office:value-type="string" calcext:value-type="string">
            <text:p>New propositions from His Excellency Sir Thomas Fairfax, agreed upon by the Generall, Lieutenant-Generall, Colonels, Lieutenant-Colonels, Majors, and Captaines, under his Excellencies command, at a late Councell of Warre. Concerning, the brotherly meetings of Independents, and divers other well-affected people of this kingdome. With their desires to both Houses of Parliament concerning the same. Also, some particulars concerning the Booke of Common-Prayer. And the last propositions from the souldiery to his Excellency Sir Thomas Fairfax, concerning a great member of this kingdome. Published for generall satisfaction.</text:p>
          </table:table-cell>
          <table:table-cell table:number-columns-repeated="2" office:value-type="string" calcext:value-type="string">
            <text:p>England and Wales. -- <text:s/>Army -- <text:s/>Early works to 1800.|Church of England. -- <text:s/>Book of common prayer -- <text:s/>Controversial literature -- <text:s/>Early works to 1800.|Great Britain -- <text:s/>History -- <text:s/>Civil War, 1642-1649 -- <text:s/>Early works to 1800.</text:p>
          </table:table-cell>
          <table:table-cell office:value-type="float" office:value="2" calcext:value-type="float">
            <text:p>2</text:p>
          </table:table-cell>
        </table:table-row>
        <table:table-row table:style-name="ro1">
          <table:table-cell office:value-type="string" calcext:value-type="string">
            <text:p>B14543</text:p>
          </table:table-cell>
          <table:table-cell office:value-type="float" office:value="1638" calcext:value-type="float">
            <text:p>1638</text:p>
          </table:table-cell>
          <table:table-cell office:value-type="string" calcext:value-type="string">
            <text:p>Davenport, John, 1597-1670, attributed name.</text:p>
          </table:table-cell>
          <table:table-cell office:value-type="string" calcext:value-type="string">
            <text:p>The triall of the English liturgie, or A copie of a letter, wherein severall exceptions and arguments against the imposition and use of the service book in the English churches, are set forth and discussed. Written by a reverend divine, to his Christian friend, for his private satisfaction in this particular. And now published for publicke good</text:p>
          </table:table-cell>
          <table:table-cell table:number-columns-repeated="2" office:value-type="string" calcext:value-type="string">
            <text:p>Church of England. -- <text:s/>Book of common prayer -- <text:s/>Controversial literature -- <text:s/>Early works to 1800.</text:p>
          </table:table-cell>
          <table:table-cell office:value-type="float" office:value="2" calcext:value-type="float">
            <text:p>2</text:p>
          </table:table-cell>
        </table:table-row>
        <table:table-row table:style-name="ro1">
          <table:table-cell office:value-type="string" calcext:value-type="string">
            <text:p>B19556</text:p>
          </table:table-cell>
          <table:table-cell office:value-type="float" office:value="1660" calcext:value-type="float">
            <text:p>1660</text:p>
          </table:table-cell>
          <table:table-cell office:value-type="string" calcext:value-type="string">
            <text:p>England and Wales. Sovereign (1660-1685 : Charles II)|Charles II, King of England, 1630-1685.</text:p>
          </table:table-cell>
          <table:table-cell office:value-type="string" calcext:value-type="string">
            <text:p>By the King. A proclamation for authorizing an uniformity of the Book of Common-Prayer, to be used throughout the realm.</text:p>
          </table:table-cell>
          <table:table-cell table:number-columns-repeated="2" office:value-type="string" calcext:value-type="string">
            <text:p>Church of England. -- <text:s/>Book of common prayer -- <text:s/>Early works to 1800.|Public worship -- <text:s/>Early works to 1800.|Great Britain -- <text:s/>Church history -- <text:s/>17th century.</text:p>
          </table:table-cell>
          <table:table-cell office:value-type="float" office:value="2" calcext:value-type="float">
            <text:p>2</text:p>
          </table:table-cell>
        </table:table-row>
        <table:table-row table:style-name="ro1">
          <table:table-cell office:value-type="string" calcext:value-type="string">
            <text:p>B12711</text:p>
          </table:table-cell>
          <table:table-cell office:value-type="float" office:value="1604" calcext:value-type="float">
            <text:p>1604</text:p>
          </table:table-cell>
          <table:table-cell office:value-type="string" calcext:value-type="string">
            <text:p>England and Wales. Sovereign (1603-1625 : James I)|James I, King of England, 1566-1625.</text:p>
          </table:table-cell>
          <table:table-cell office:value-type="string" calcext:value-type="string">
            <text:p>The care vvich vvee haue had, and paines vvhich wee haue taken to settle the affaires of this Church of England in an uniformitie as well of doctrine, as of gouernment, ...</text:p>
          </table:table-cell>
          <table:table-cell table:number-columns-repeated="2" office:value-type="string" calcext:value-type="string">
            <text:p>Church of England -- <text:s/>Book of common prayer -- <text:s/>Early works to 1800.|Dissenters, Religious -- <text:s/>England -- <text:s/>Early works to 1800.|Great Britain -- <text:s/>Church history -- <text:s/>17th century -- <text:s/>Early works to 1800.|Church and state -- <text:s/>England -- <text:s/>Early works to 1800.</text:p>
          </table:table-cell>
          <table:table-cell office:value-type="float" office:value="2" calcext:value-type="float">
            <text:p>2</text:p>
          </table:table-cell>
        </table:table-row>
        <table:table-row table:style-name="ro1">
          <table:table-cell office:value-type="string" calcext:value-type="string">
            <text:p>A03927</text:p>
          </table:table-cell>
          <table:table-cell office:value-type="float" office:value="1605" calcext:value-type="float">
            <text:p>1605</text:p>
          </table:table-cell>
          <table:table-cell office:value-type="string" calcext:value-type="string">
            <text:p>Hutton, Thomas, 1566-1639.|Cotton, William, d. 1621.</text:p>
          </table:table-cell>
          <table:table-cell office:value-type="string" calcext:value-type="string">
            <text:p>Reasons for refusal of subscription to the booke of common praier vnder the hands of certaine ministers of Devon, and Cornwall word for word as they were exhibited by them to the Right Reverend Father in God William Coton Doctor of Divinitie L. Bishop of Exceter. VVith an amsvvere [sic] at severall times returned them in publike conference and in diverse sermons vpon occasion preached in the cathedrall church of Exceter, by Thomas Hutton, Bachiler of Divinitie &amp; fellow of St. Iohns Coll. in Oxon. And now published at the very earnest intreatie of some especiall friends for a farther contentment of other the Kings Maiesties good and loyall subiects.|Reasons for refusal of subscription to the booke of common praier. Part 1</text:p>
          </table:table-cell>
          <table:table-cell table:number-columns-repeated="2" office:value-type="string" calcext:value-type="string">
            <text:p>Church of England. -- <text:s/>Book of common prayer -- <text:s/>Early works to 1800.|Church of England -- <text:s/>Customs and practices -- <text:s/>Early works to 1800.|Bible. -- <text:s/>English -- <text:s/>Versions -- <text:s/>Early works to 1800.</text:p>
          </table:table-cell>
          <table:table-cell office:value-type="float" office:value="2" calcext:value-type="float">
            <text:p>2</text:p>
          </table:table-cell>
        </table:table-row>
        <table:table-row table:style-name="ro1">
          <table:table-cell office:value-type="string" calcext:value-type="string">
            <text:p>A62901</text:p>
          </table:table-cell>
          <table:table-cell office:value-type="float" office:value="1660" calcext:value-type="float">
            <text:p>1660</text:p>
          </table:table-cell>
          <table:table-cell office:value-type="string" calcext:value-type="string">
            <text:p>Tomlinson, William.</text:p>
          </table:table-cell>
          <table:table-cell office:value-type="string" calcext:value-type="string">
            <text:p>A word of information to them that need it briefly opening some most weighty passages of God dispensations among the sons of men, from the beginning, and insisting a little upon the state and condition of the nations, wherein they now stand, and particularly of England : for this end, that men may remember themselves, and turn unto the Lord, and seek to be delivered from the mysteries of iniquity, to walk with God in fellowship and communion : to which (as pertinent hereunto) is annexed, An addition concerning Lord-Bishops, and Common-prayer-book : with a tender admonition to those called priests, or ministers : and also, a loving exhortation to those that have separated from their superstitions / by W.T.</text:p>
          </table:table-cell>
          <table:table-cell table:number-columns-repeated="2" office:value-type="string" calcext:value-type="string">
            <text:p>Church of England. -- <text:s/>Book of common prayer.</text:p>
          </table:table-cell>
          <table:table-cell office:value-type="float" office:value="2" calcext:value-type="float">
            <text:p>2</text:p>
          </table:table-cell>
        </table:table-row>
        <table:table-row table:style-name="ro1">
          <table:table-cell office:value-type="string" calcext:value-type="string">
            <text:p>A43049</text:p>
          </table:table-cell>
          <table:table-cell office:value-type="float" office:value="1654" calcext:value-type="float">
            <text:p>1654</text:p>
          </table:table-cell>
          <table:table-cell office:value-type="string" calcext:value-type="string">
            <text:p>Harwood, James.</text:p>
          </table:table-cell>
          <table:table-cell office:value-type="string" calcext:value-type="string">
            <text:p>The plea for the Common prayer book in two parts / by James Harwood.</text:p>
          </table:table-cell>
          <table:table-cell table:number-columns-repeated="2" office:value-type="string" calcext:value-type="string">
            <text:p>Church of England. -- <text:s/>Book of common prayer.|Church of England -- <text:s/>Liturgy.</text:p>
          </table:table-cell>
          <table:table-cell office:value-type="float" office:value="2" calcext:value-type="float">
            <text:p>2</text:p>
          </table:table-cell>
        </table:table-row>
        <table:table-row table:style-name="ro1">
          <table:table-cell office:value-type="string" calcext:value-type="string">
            <text:p>A34596</text:p>
          </table:table-cell>
          <table:table-cell office:value-type="float" office:value="1693" calcext:value-type="float">
            <text:p>1693</text:p>
          </table:table-cell>
          <table:table-cell office:value-type="string" calcext:value-type="string">
            <text:p>H. C. (Henry Cornwallis), 1654?-1710.</text:p>
          </table:table-cell>
          <table:table-cell office:value-type="string" calcext:value-type="string">
            <text:p>Brief directions for our more devout behavior in time of divine service with a short rationale on the Common-prayer / by H.C.</text:p>
          </table:table-cell>
          <table:table-cell table:number-columns-repeated="2" office:value-type="string" calcext:value-type="string">
            <text:p>Church of England. -- <text:s/>Book of common prayer.|Public worship.</text:p>
          </table:table-cell>
          <table:table-cell office:value-type="float" office:value="2" calcext:value-type="float">
            <text:p>2</text:p>
          </table:table-cell>
        </table:table-row>
        <table:table-row table:style-name="ro1">
          <table:table-cell office:value-type="string" calcext:value-type="string">
            <text:p>A05983</text:p>
          </table:table-cell>
          <table:table-cell office:value-type="float" office:value="1603" calcext:value-type="float">
            <text:p>1603</text:p>
          </table:table-cell>
          <table:table-cell office:value-type="string" calcext:value-type="string">
            <text:p>Church of England.</text:p>
          </table:table-cell>
          <table:table-cell office:value-type="string" calcext:value-type="string">
            <text:p>The booke of common prayer, and administration of the sacraments and other rites and ceremonies of the Church of England.|Book of common prayer</text:p>
          </table:table-cell>
          <table:table-cell table:number-columns-repeated="2" office:value-type="string" calcext:value-type="string">
            <text:p>Church of England. -- <text:s/>Book of common prayer -- <text:s/>Early works to 1800.</text:p>
          </table:table-cell>
          <table:table-cell office:value-type="float" office:value="2" calcext:value-type="float">
            <text:p>2</text:p>
          </table:table-cell>
        </table:table-row>
        <table:table-row table:style-name="ro1">
          <table:table-cell office:value-type="string" calcext:value-type="string">
            <text:p>A78976</text:p>
          </table:table-cell>
          <table:table-cell office:value-type="float" office:value="1645" calcext:value-type="float">
            <text:p>1645</text:p>
          </table:table-cell>
          <table:table-cell office:value-type="string" calcext:value-type="string">
            <text:p>England and Wales. Sovereign (1625-1649 : Charles I)|Charles I, King of England, 1600-1649.</text:p>
          </table:table-cell>
          <table:table-cell office:value-type="string" calcext:value-type="string">
            <text:p>By the King. A proclamation commanding the use of the Book of Common-Prayer according to law notwithstanding the pretended ordinances for the new directory.</text:p>
          </table:table-cell>
          <table:table-cell table:number-columns-repeated="2" office:value-type="string" calcext:value-type="string">
            <text:p>Church of England. -- <text:s/>Book of common prayer -- <text:s/>Early works to 1800.|Church of England. -- <text:s/>Directory for the publique worship of God throughout the three kingdoms of England, Scotland, and Ireland -- <text:s/>Early works to 1800.|Public worship -- <text:s/>Great Britain -- <text:s/>Early works to 1800.|Great Britain -- <text:s/>Church history -- <text:s/>17th century -- <text:s/>Early works to 1800.</text:p>
          </table:table-cell>
          <table:table-cell office:value-type="float" office:value="1" calcext:value-type="float">
            <text:p>1</text:p>
          </table:table-cell>
        </table:table-row>
        <table:table-row table:style-name="ro1">
          <table:table-cell office:value-type="string" calcext:value-type="string">
            <text:p>A79001</text:p>
          </table:table-cell>
          <table:table-cell office:value-type="float" office:value="1642" calcext:value-type="float">
            <text:p>1642</text:p>
          </table:table-cell>
          <table:table-cell office:value-type="string" calcext:value-type="string">
            <text:p>England and Wales. Sovereign (1603-1625 : James I)|James I, King of England, 1566-1625.</text:p>
          </table:table-cell>
          <table:table-cell office:value-type="string" calcext:value-type="string">
            <text:p>By the King a proclamation for the authorizing an vniformitie of the Booke of Common Prayer to bee vsed throughout the realme.</text:p>
          </table:table-cell>
          <table:table-cell table:number-columns-repeated="2" office:value-type="string" calcext:value-type="string">
            <text:p>Church of England. -- <text:s/>Book of common prayer -- <text:s/>Early works to 1800.</text:p>
          </table:table-cell>
          <table:table-cell office:value-type="float" office:value="1" calcext:value-type="float">
            <text:p>1</text:p>
          </table:table-cell>
        </table:table-row>
        <table:table-row table:style-name="ro1">
          <table:table-cell office:value-type="string" calcext:value-type="string">
            <text:p>A19271</text:p>
          </table:table-cell>
          <table:table-cell office:value-type="float" office:value="1573" calcext:value-type="float">
            <text:p>1573</text:p>
          </table:table-cell>
          <table:table-cell office:value-type="string" calcext:value-type="string">
            <text:p>Cooper, Thomas, 1517?-1594.</text:p>
          </table:table-cell>
          <table:table-cell office:value-type="string" calcext:value-type="string">
            <text:p>A briefe exposition of such chapters of the olde testament as vsually are redde in the church at common praier on the Sondayes set forth for the better helpe and instruction of the vnlearned. By Thomas Cooper Bishop of Lincolne.</text:p>
          </table:table-cell>
          <table:table-cell table:number-columns-repeated="2" office:value-type="string" calcext:value-type="string">
            <text:p>Church of England. -- <text:s/>Book of common prayer -- <text:s/>Early works to 1800.|Bible. -- <text:s/>O.T -- <text:s/>Commentaries -- <text:s/>Early works to 1800.</text:p>
          </table:table-cell>
          <table:table-cell office:value-type="float" office:value="1" calcext:value-type="float">
            <text:p>1</text:p>
          </table:table-cell>
        </table:table-row>
        <table:table-row table:style-name="ro1">
          <table:table-cell office:value-type="string" calcext:value-type="string">
            <text:p>A69529</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The Abolishing of the Booke of common prayer by reason of above fifty grosse corruptions in it : as also for that it commands the use of such ceremonies in the worship of God (namely surplice, crosse, and kneeling) which man hath</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16081</text:p>
          </table:table-cell>
          <table:table-cell office:value-type="float" office:value="1538" calcext:value-type="float">
            <text:p>1538</text:p>
          </table:table-cell>
          <table:table-cell office:value-type="string" calcext:value-type="string">
            <text:p><text:s/></text:p>
          </table:table-cell>
          <table:table-cell office:value-type="string" calcext:value-type="string">
            <text:p>Here begynneth the pystles and gospels, of euery Sonday, and holy daye in the yere|Bible. N.T. English. Selections.</text:p>
          </table:table-cell>
          <table:table-cell table:number-columns-repeated="2" office:value-type="string" calcext:value-type="string">
            <text:p>Church of England. -- <text:s/>Book of common prayer.|Bible -- <text:s/>Liturgical lessons, English -- <text:s/>Early works to 1800.</text:p>
          </table:table-cell>
          <table:table-cell office:value-type="float" office:value="1" calcext:value-type="float">
            <text:p>1</text:p>
          </table:table-cell>
        </table:table-row>
        <table:table-row table:style-name="ro1">
          <table:table-cell office:value-type="string" calcext:value-type="string">
            <text:p>A25463</text:p>
          </table:table-cell>
          <table:table-cell office:value-type="float" office:value="1661" calcext:value-type="float">
            <text:p>1661</text:p>
          </table:table-cell>
          <table:table-cell office:value-type="string" calcext:value-type="string">
            <text:p>Annand, William, 1633-1689.</text:p>
          </table:table-cell>
          <table:table-cell office:value-type="string" calcext:value-type="string">
            <text:p>Panem quotidianum, or, A short discourse tending to prove the legality, decency, and expediency of set forms of prayer in the churches of Christ with a particular defence of the book of common prayer of the Church of England... / by William Annand ...</text:p>
          </table:table-cell>
          <table:table-cell table:number-columns-repeated="2" office:value-type="string" calcext:value-type="string">
            <text:p>Church of England. -- <text:s/>Book of common prayer.|Church of England -- <text:s/>Customs and practices.</text:p>
          </table:table-cell>
          <table:table-cell office:value-type="float" office:value="1" calcext:value-type="float">
            <text:p>1</text:p>
          </table:table-cell>
        </table:table-row>
        <table:table-row table:style-name="ro1">
          <table:table-cell office:value-type="string" calcext:value-type="string">
            <text:p>A52970</text:p>
          </table:table-cell>
          <table:table-cell office:value-type="float" office:value="1647" calcext:value-type="float">
            <text:p>1647</text:p>
          </table:table-cell>
          <table:table-cell office:value-type="string" calcext:value-type="string">
            <text:p>Marshall, Stephen, 1594?-1655.|Caryll, John, 1625-1711.|England and Wales. Sovereign (1625-1649 : Charles I)|Scotland. Parliament.</text:p>
          </table:table-cell>
          <table:table-cell office:value-type="string" calcext:value-type="string">
            <text:p>New propositions propounded at the Kings royall court at Holmby, betwixt the Kings Most Excellent Majesty, and Mr. Marshall and Mr. Caryll concerning the presbyteriall government, the Booke of Common-Prayer, and the directory : also His Majesties severall reasons, concerning episcopacy, and Mr. Marshalls reply for the cleering His Majesties objections : together with divers remarkable passages of the Commissioners of the kingdome of Scotland, propounded to His Majesty for his royall assent to the propositions, and signing the Covenant : with another message from His Majesty at Holmby, to both Houses of Parliament.</text:p>
          </table:table-cell>
          <table:table-cell table:number-columns-repeated="2" office:value-type="string" calcext:value-type="string">
            <text:p>Charles -- <text:s/>I, -- <text:s/>King of England, 1600-1649.|Church of England. -- <text:s/>Book of common prayer.|Church and state -- <text:s/>Scotland.</text:p>
          </table:table-cell>
          <table:table-cell office:value-type="float" office:value="1" calcext:value-type="float">
            <text:p>1</text:p>
          </table:table-cell>
        </table:table-row>
        <table:table-row table:style-name="ro1">
          <table:table-cell office:value-type="string" calcext:value-type="string">
            <text:p>A39334</text:p>
          </table:table-cell>
          <table:table-cell office:value-type="float" office:value="1661" calcext:value-type="float">
            <text:p>1661</text:p>
          </table:table-cell>
          <table:table-cell office:value-type="string" calcext:value-type="string">
            <text:p>Elys, Edmund, ca. 1634-ca. 1707.</text:p>
          </table:table-cell>
          <table:table-cell office:value-type="string" calcext:value-type="string">
            <text:p>Admonition to Doctor Burges, and to those who either compos'd or caused to be re-printed, that seditious pamphlet, entituled, The common-prayer-book unmasked and to all others, who endeavour to maintain that factious opinion, that the use of the liturgie of the Church of England, is sinfull / Edmund Elis ...</text:p>
          </table:table-cell>
          <table:table-cell table:number-columns-repeated="2" office:value-type="string" calcext:value-type="string">
            <text:p>Church of England. -- <text:s/>Book of common prayer.|Church of England -- <text:s/>Liturgy.|Common-prayer-book unmasked.</text:p>
          </table:table-cell>
          <table:table-cell office:value-type="float" office:value="1" calcext:value-type="float">
            <text:p>1</text:p>
          </table:table-cell>
        </table:table-row>
        <table:table-row table:style-name="ro1">
          <table:table-cell office:value-type="string" calcext:value-type="string">
            <text:p>A28700</text:p>
          </table:table-cell>
          <table:table-cell office:value-type="float" office:value="1664" calcext:value-type="float">
            <text:p>1664</text:p>
          </table:table-cell>
          <table:table-cell office:value-type="string" calcext:value-type="string">
            <text:p>Church of England.</text:p>
          </table:table-cell>
          <table:table-cell office:value-type="string" calcext:value-type="string">
            <text:p>Llyfr gweddi gyffredin a gweinidogaeth y sacramentau a chynneddfau a ceremoniau eraill yr Eglwys yn ol arfer Eglwys Lorgr : ynghyd a'r Psallwyr neu Psalmau Dafydd.|Book of common prayer. Welsh. 1664</text:p>
          </table:table-cell>
          <table:table-cell table:number-columns-repeated="2" office:value-type="string" calcext:value-type="string">
            <text:p><text:s/></text:p>
          </table:table-cell>
          <table:table-cell office:value-type="float" office:value="1" calcext:value-type="float">
            <text:p>1</text:p>
          </table:table-cell>
        </table:table-row>
        <table:table-row table:style-name="ro1">
          <table:table-cell office:value-type="string" calcext:value-type="string">
            <text:p>A56195</text:p>
          </table:table-cell>
          <table:table-cell office:value-type="float" office:value="1673" calcext:value-type="float">
            <text:p>1673</text:p>
          </table:table-cell>
          <table:table-cell office:value-type="string" calcext:value-type="string">
            <text:p>Prynne, William, 1600-1669.|Stucki, Johann Wilhelm, d. 1607. Antiquitatum convivialum. Liber 2, cap. 26, De vestitu conviviali.</text:p>
          </table:table-cell>
          <table:table-cell office:value-type="string" calcext:value-type="string">
            <text:p>A rational account why some of His Majesties Protestant subjects do not conform to some exuberances in, and ceremonial appurtenances to the Common prayer published for the instruction of the ignorant, satisfaction of all contenders, and the churches union in Gods publick worship.</text:p>
          </table:table-cell>
          <table:table-cell table:number-columns-repeated="2" office:value-type="string" calcext:value-type="string">
            <text:p>Church of England. -- <text:s/>Book of common prayer.|Church of England -- <text:s/>Customs and practices.</text:p>
          </table:table-cell>
          <table:table-cell office:value-type="float" office:value="1" calcext:value-type="float">
            <text:p>1</text:p>
          </table:table-cell>
        </table:table-row>
        <table:table-row table:style-name="ro1">
          <table:table-cell office:value-type="string" calcext:value-type="string">
            <text:p>A46520</text:p>
          </table:table-cell>
          <table:table-cell office:value-type="float" office:value="1688" calcext:value-type="float">
            <text:p>1688</text:p>
          </table:table-cell>
          <table:table-cell office:value-type="string" calcext:value-type="string">
            <text:p>England and Wales. Sovereign (1685-1688 : James II)|James II, King of England, 1633-1701.</text:p>
          </table:table-cell>
          <table:table-cell office:value-type="string" calcext:value-type="string">
            <text:p>At the court at Whitehall, the 29th of June, 1688 present, the Kings Most Excellent Majesty, Lord Chancellor, Lord President, Lord Privy Seal, Lord Marquess of Powis, Lord Chamberlain, Earl of Huntingdon, Earl of Bathe, Earl of Craven, Earl of Berkeley, Earl of Melfort, Earl of Castlemain, Lord Bellasyse, Mr. Chancellor of the Exchequer, Sir Nicholas Butler, Mr. Petre : whereas by the late Act of Uniformity, which establisheth the liturgy of the Church of England ...</text:p>
          </table:table-cell>
          <table:table-cell table:number-columns-repeated="2" office:value-type="string" calcext:value-type="string">
            <text:p>Church of England. -- <text:s/>Book of common prayer.|Broadsides -- <text:s/>England -- <text:s/>London -- <text:s/>17th century</text:p>
          </table:table-cell>
          <table:table-cell office:value-type="float" office:value="1" calcext:value-type="float">
            <text:p>1</text:p>
          </table:table-cell>
        </table:table-row>
        <table:table-row table:style-name="ro1">
          <table:table-cell office:value-type="string" calcext:value-type="string">
            <text:p>A69499</text:p>
          </table:table-cell>
          <table:table-cell office:value-type="float" office:value="1668" calcext:value-type="float">
            <text:p>1668</text:p>
          </table:table-cell>
          <table:table-cell office:value-type="string" calcext:value-type="string">
            <text:p>Birchley, William, 1613-1669.</text:p>
          </table:table-cell>
          <table:table-cell office:value-type="string" calcext:value-type="string">
            <text:p>Devotions in the ancient way of offices with psalms, hymns, and prayers for every day in the week and every holiday in the year.</text:p>
          </table:table-cell>
          <table:table-cell table:number-columns-repeated="2" office:value-type="string" calcext:value-type="string">
            <text:p>Catholic Church. -- <text:s/>Breviary.|Church of England. -- <text:s/>Book of common prayer.|Rhymed offices.</text:p>
          </table:table-cell>
          <table:table-cell office:value-type="float" office:value="1" calcext:value-type="float">
            <text:p>1</text:p>
          </table:table-cell>
        </table:table-row>
        <table:table-row table:style-name="ro1">
          <table:table-cell office:value-type="string" calcext:value-type="string">
            <text:p>A66397</text:p>
          </table:table-cell>
          <table:table-cell office:value-type="float" office:value="1699" calcext:value-type="float">
            <text:p>1699</text:p>
          </table:table-cell>
          <table:table-cell office:value-type="string" calcext:value-type="string">
            <text:p>Church of England.|Williams, John, 1636?-1709.|Morgan, John, 1662-1701.</text:p>
          </table:table-cell>
          <table:table-cell office:value-type="string" calcext:value-type="string">
            <text:p>Eglurhad byrr ar gatechism yr Eglwys ynghyd a thystiolaethau o'r Scrythurlan O waith y gwir-barchedig dâd yn nuw John Williams. Escob Caer-gei. wedi gyfieithio gan John Morgan vicar Aber-Conway.|Book of common prayer. Catechism. Welsh</text:p>
          </table:table-cell>
          <table:table-cell table:number-columns-repeated="2" office:value-type="string" calcext:value-type="string">
            <text:p>Church of England -- <text:s/>Catechisms -- <text:s/>Early works to 1800.|Catechisms, Welsh -- <text:s/>Early works to 1800.</text:p>
          </table:table-cell>
          <table:table-cell office:value-type="float" office:value="1" calcext:value-type="float">
            <text:p>1</text:p>
          </table:table-cell>
        </table:table-row>
        <table:table-row table:style-name="ro1">
          <table:table-cell office:value-type="string" calcext:value-type="string">
            <text:p>A27511</text:p>
          </table:table-cell>
          <table:table-cell office:value-type="float" office:value="1641" calcext:value-type="float">
            <text:p>1641</text:p>
          </table:table-cell>
          <table:table-cell office:value-type="string" calcext:value-type="string">
            <text:p>Bernard, Richard, 1568-1641.|Bernard, John.</text:p>
          </table:table-cell>
          <table:table-cell office:value-type="string" calcext:value-type="string">
            <text:p>A short vievv of the prælaticall Church of England wherein is set forth the horrible abuses in discipline and government, layd open in tenne sections by way of quære and petition, the severall heads whereof are set downe in the next page : whereunto is added a short draught of church-government.</text:p>
          </table:table-cell>
          <table:table-cell table:number-columns-repeated="2" office:value-type="string" calcext:value-type="string">
            <text:p>Church of England -- <text:s/>Government.|Church of England -- <text:s/>Discipline.|Church of England. -- <text:s/>Book of common prayer.</text:p>
          </table:table-cell>
          <table:table-cell office:value-type="float" office:value="1" calcext:value-type="float">
            <text:p>1</text:p>
          </table:table-cell>
        </table:table-row>
        <table:table-row table:style-name="ro1">
          <table:table-cell office:value-type="string" calcext:value-type="string">
            <text:p>A25349</text:p>
          </table:table-cell>
          <table:table-cell office:value-type="float" office:value="1670" calcext:value-type="float">
            <text:p>1670</text:p>
          </table:table-cell>
          <table:table-cell office:value-type="string" calcext:value-type="string">
            <text:p>Anderdon, John, 1624?-1685.</text:p>
          </table:table-cell>
          <table:table-cell office:value-type="string" calcext:value-type="string">
            <text:p>A call to all bishops and others who are zealous for the Book of Common Prayer (for which I have been also sometimes zealous) by way of remembrance : now to come to the way of the Quakers to the grace of God ... / J.A.</text:p>
          </table:table-cell>
          <table:table-cell table:number-columns-repeated="2" office:value-type="string" calcext:value-type="string">
            <text:p>Church of England. -- <text:s/>Book of common prayer.|Society of Friends -- <text:s/>Apologetic works.</text:p>
          </table:table-cell>
          <table:table-cell office:value-type="float" office:value="1" calcext:value-type="float">
            <text:p>1</text:p>
          </table:table-cell>
        </table:table-row>
        <table:table-row table:style-name="ro1">
          <table:table-cell office:value-type="string" calcext:value-type="string">
            <text:p>A39353</text:p>
          </table:table-cell>
          <table:table-cell office:value-type="float" office:value="1679" calcext:value-type="float">
            <text:p>1679</text:p>
          </table:table-cell>
          <table:table-cell office:value-type="string" calcext:value-type="string">
            <text:p>Elys, Edmund, ca. 1634-ca. 1707.</text:p>
          </table:table-cell>
          <table:table-cell office:value-type="string" calcext:value-type="string">
            <text:p>Justifying faith: or, That faith by which the just do live briefly describ'd in a discourse on 1 Joh. 5.12. By the author of a late book, entitled Summum bonum, or, An explication of the divine goodness, &amp;c. To this discourse is added, an abstract of some letters to an eminent learned person, concerning the excellency of the Book of common prayer, &amp;c.</text:p>
          </table:table-cell>
          <table:table-cell table:number-columns-repeated="2" office:value-type="string" calcext:value-type="string">
            <text:p>Church of England. -- <text:s/>Book of common prayer -- <text:s/>Early works to 1800.|Faith -- <text:s/>Early works to 1800.</text:p>
          </table:table-cell>
          <table:table-cell office:value-type="float" office:value="1" calcext:value-type="float">
            <text:p>1</text:p>
          </table:table-cell>
        </table:table-row>
        <table:table-row table:style-name="ro1">
          <table:table-cell office:value-type="string" calcext:value-type="string">
            <text:p>A61017</text:p>
          </table:table-cell>
          <table:table-cell office:value-type="float" office:value="1672" calcext:value-type="float">
            <text:p>1672</text:p>
          </table:table-cell>
          <table:table-cell office:value-type="string" calcext:value-type="string">
            <text:p>Sparrow, Anthony, 1612-1685.|Andrewes, Lancelot, 1555-1626. Form of consecration of a church or chappel.</text:p>
          </table:table-cell>
          <table:table-cell office:value-type="string" calcext:value-type="string">
            <text:p>A rationale upon the Book of common prayer of the Church of England by Anth. Sparrow ... ; with the form of consecration of a church or chappel, and of the place of Christian burial ; by Lancelot Andrews ...</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56208</text:p>
          </table:table-cell>
          <table:table-cell office:value-type="float" office:value="1661" calcext:value-type="float">
            <text:p>1661</text:p>
          </table:table-cell>
          <table:table-cell office:value-type="string" calcext:value-type="string">
            <text:p>Prynne, William, 1600-1669.|Stucki, Johann Wilhelm, d. 1607. Antiquitatum convivialum. Liber 2, cap. 26, De vestitu conviviali.</text:p>
          </table:table-cell>
          <table:table-cell office:value-type="string" calcext:value-type="string">
            <text:p>A short sober pacific examination of some exuberances in, and ceremonial appurtenances to the Common prayer especially of the use and frequent repetitions of Glory be to the Father, &amp;c., standing up at it, at Gospels, creeds, and wearing white rochets, surplises, with other canonical vestments in the celebration of divine service and sacraments, whose originals, grounds of institution and prescription, are here truly related and modestly discussed ... / by William Prynne, Esq. ...</text:p>
          </table:table-cell>
          <table:table-cell table:number-columns-repeated="2" office:value-type="string" calcext:value-type="string">
            <text:p>Church of England. -- <text:s/>Book of common prayer.|Church of England -- <text:s/>Customs and practices.</text:p>
          </table:table-cell>
          <table:table-cell office:value-type="float" office:value="1" calcext:value-type="float">
            <text:p>1</text:p>
          </table:table-cell>
        </table:table-row>
        <table:table-row table:style-name="ro1">
          <table:table-cell office:value-type="string" calcext:value-type="string">
            <text:p>A58483</text:p>
          </table:table-cell>
          <table:table-cell office:value-type="float" office:value="1641" calcext:value-type="float">
            <text:p>1641</text:p>
          </table:table-cell>
          <table:table-cell office:value-type="string" calcext:value-type="string">
            <text:p><text:s/></text:p>
          </table:table-cell>
          <table:table-cell office:value-type="string" calcext:value-type="string">
            <text:p>A Remarkable passage, or, A vvitty discovrse between two citizens and the Bishop of Lincolne, concerning the Book of common prayer before the Lords of the Prliament House with the pleasant passages in their discourse worthy to be observed by the reader.</text:p>
          </table:table-cell>
          <table:table-cell table:number-columns-repeated="2" office:value-type="string" calcext:value-type="string">
            <text:p>Williams, John, 1582-1650.|Church of England. -- <text:s/>Book of common prayer.</text:p>
          </table:table-cell>
          <table:table-cell office:value-type="float" office:value="1" calcext:value-type="float">
            <text:p>1</text:p>
          </table:table-cell>
        </table:table-row>
        <table:table-row table:style-name="ro1">
          <table:table-cell office:value-type="string" calcext:value-type="string">
            <text:p>A26853</text:p>
          </table:table-cell>
          <table:table-cell office:value-type="float" office:value="1661" calcext:value-type="float">
            <text:p>1661</text:p>
          </table:table-cell>
          <table:table-cell office:value-type="string" calcext:value-type="string">
            <text:p>Baxter, Richard, 1615-1691.</text:p>
          </table:table-cell>
          <table:table-cell office:value-type="string" calcext:value-type="string">
            <text:p>An accompt of all the proceedings of the commissioners of both persvvasions appointed by His Sacred Majesty, according to letters patent, for the review of the Book of common prayer, &amp;c.</text:p>
          </table:table-cell>
          <table:table-cell table:number-columns-repeated="2" office:value-type="string" calcext:value-type="string">
            <text:p>Church of England. -- <text:s/>Book of common prayer.|Church of England -- <text:s/>History.</text:p>
          </table:table-cell>
          <table:table-cell office:value-type="float" office:value="1" calcext:value-type="float">
            <text:p>1</text:p>
          </table:table-cell>
        </table:table-row>
        <table:table-row table:style-name="ro1">
          <table:table-cell office:value-type="string" calcext:value-type="string">
            <text:p>A64358</text:p>
          </table:table-cell>
          <table:table-cell office:value-type="float" office:value="1689" calcext:value-type="float">
            <text:p>1689</text:p>
          </table:table-cell>
          <table:table-cell office:value-type="string" calcext:value-type="string">
            <text:p>Tenison, Thomas, 1636-1715.|England and Wales. Act concerning the submission of the clergy to the King's Majesty.</text:p>
          </table:table-cell>
          <table:table-cell office:value-type="string" calcext:value-type="string">
            <text:p>A discourse concerning the Ecclesiastical Commission, open'd in the Jerusalem-Chamber, October the 10th, 1689</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03797</text:p>
          </table:table-cell>
          <table:table-cell office:value-type="float" office:value="1640" calcext:value-type="float">
            <text:p>1640</text:p>
          </table:table-cell>
          <table:table-cell office:value-type="string" calcext:value-type="string">
            <text:p>Hughes, Lewes, fl. 1620.</text:p>
          </table:table-cell>
          <table:table-cell office:value-type="string" calcext:value-type="string">
            <text:p>Certaine greevances, vvell vvorthy the serious consideration of the right honorable and high Court of Parliament Set forth by way of dialogue, or conference betweene a countrey gentleman, and a minister of Gods word; for the satisfying of those that doe clamour, and maliciously revile them that labour to have the errors of the Booke of common prayer reformed. By Levves Hevves, minister of Gods Word.</text:p>
          </table:table-cell>
          <table:table-cell table:number-columns-repeated="2" office:value-type="string" calcext:value-type="string">
            <text:p>Church of England. -- <text:s/>Book of common prayer -- <text:s/>Controversial literature -- <text:s/>Early works to 1800.</text:p>
          </table:table-cell>
          <table:table-cell office:value-type="float" office:value="1" calcext:value-type="float">
            <text:p>1</text:p>
          </table:table-cell>
        </table:table-row>
        <table:table-row table:style-name="ro1">
          <table:table-cell office:value-type="string" calcext:value-type="string">
            <text:p>A32992</text:p>
          </table:table-cell>
          <table:table-cell office:value-type="float" office:value="1641" calcext:value-type="float">
            <text:p>1641</text:p>
          </table:table-cell>
          <table:table-cell office:value-type="string" calcext:value-type="string">
            <text:p>Church of England.|Ussher, James, 1581-1656.</text:p>
          </table:table-cell>
          <table:table-cell office:value-type="string" calcext:value-type="string">
            <text:p>A copie of the proceedings of some worthy and learned divines, appointed by the Lords to meet at the Bishop of Lincolnes in Westminster touching innovations in the doctrine and discipline of the Church of England. Together with considerations upon the Common prayer book.</text:p>
          </table:table-cell>
          <table:table-cell table:number-columns-repeated="2" office:value-type="string" calcext:value-type="string">
            <text:p>Church of England -- <text:s/>Government -- <text:s/>Early works to 1800.|Church of England. -- <text:s/>Book of common prayer -- <text:s/>Early works to 1800.|Ecclesiastical law -- <text:s/>England -- <text:s/>Early works to 1800.</text:p>
          </table:table-cell>
          <table:table-cell office:value-type="float" office:value="1" calcext:value-type="float">
            <text:p>1</text:p>
          </table:table-cell>
        </table:table-row>
        <table:table-row table:style-name="ro1">
          <table:table-cell office:value-type="string" calcext:value-type="string">
            <text:p>A69535</text:p>
          </table:table-cell>
          <table:table-cell office:value-type="float" office:value="1661" calcext:value-type="float">
            <text:p>1661</text:p>
          </table:table-cell>
          <table:table-cell office:value-type="string" calcext:value-type="string">
            <text:p>Baxter, Richard, 1615-1691.|Commission for the Review and Alteration of the Book of Common Prayer.</text:p>
          </table:table-cell>
          <table:table-cell office:value-type="string" calcext:value-type="string">
            <text:p>The grand debate between the most reverend bishops and the Presbyterian divines appointed by His Sacred Majesty as commissioners for the review and alteration of the Book of common prayer, &amp;c. : being an exact account of their whole proceedings : the most perfect copy.</text:p>
          </table:table-cell>
          <table:table-cell table:number-columns-repeated="2" office:value-type="string" calcext:value-type="string">
            <text:p>Commission for the Review and Alteration of the Book of Common Prayer.|Church of England. -- <text:s/>Book of common prayer.|Church of England -- <text:s/>Liturgy.</text:p>
          </table:table-cell>
          <table:table-cell office:value-type="float" office:value="1" calcext:value-type="float">
            <text:p>1</text:p>
          </table:table-cell>
        </table:table-row>
        <table:table-row table:style-name="ro1">
          <table:table-cell office:value-type="string" calcext:value-type="string">
            <text:p>A27562</text:p>
          </table:table-cell>
          <table:table-cell office:value-type="float" office:value="1682" calcext:value-type="float">
            <text:p>1682</text:p>
          </table:table-cell>
          <table:table-cell office:value-type="string" calcext:value-type="string">
            <text:p>Beveridge, William, 1637-1708.</text:p>
          </table:table-cell>
          <table:table-cell office:value-type="string" calcext:value-type="string">
            <text:p>A sermon concerning the excellency and usefulness of the common prayer preached by William Beveridge ... 27th of November. 1681.</text:p>
          </table:table-cell>
          <table:table-cell table:number-columns-repeated="2" office:value-type="string" calcext:value-type="string">
            <text:p>Church of England. -- <text:s/>Book of common prayer -- <text:s/>Sermons.|Bible. -- <text:s/>N.T. -- <text:s/>Corinthians, 1st, XIV, 26 -- <text:s/>Sermons.|Sermons, English -- <text:s/>17th century.</text:p>
          </table:table-cell>
          <table:table-cell office:value-type="float" office:value="1" calcext:value-type="float">
            <text:p>1</text:p>
          </table:table-cell>
        </table:table-row>
        <table:table-row table:style-name="ro1">
          <table:table-cell office:value-type="string" calcext:value-type="string">
            <text:p>A11745</text:p>
          </table:table-cell>
          <table:table-cell office:value-type="float" office:value="1638" calcext:value-type="float">
            <text:p>1638</text:p>
          </table:table-cell>
          <table:table-cell office:value-type="string" calcext:value-type="string">
            <text:p>Gillespie, George, 1613-1648, attributed name.</text:p>
          </table:table-cell>
          <table:table-cell office:value-type="string" calcext:value-type="string">
            <text:p>Reasons for which the service booke, urged upon Scotland ought to bee refused</text:p>
          </table:table-cell>
          <table:table-cell table:number-columns-repeated="2" office:value-type="string" calcext:value-type="string">
            <text:p>Episcopal Church in Scotland. -- <text:s/>Book of common prayer -- <text:s/>Controversial literature -- <text:s/>Early works to 1800.|Scotland -- <text:s/>Church history -- <text:s/>17th century -- <text:s/>Early works to 1800.</text:p>
          </table:table-cell>
          <table:table-cell office:value-type="float" office:value="1" calcext:value-type="float">
            <text:p>1</text:p>
          </table:table-cell>
        </table:table-row>
        <table:table-row table:style-name="ro1">
          <table:table-cell office:value-type="string" calcext:value-type="string">
            <text:p>A08393</text:p>
          </table:table-cell>
          <table:table-cell office:value-type="float" office:value="1573" calcext:value-type="float">
            <text:p>1573</text:p>
          </table:table-cell>
          <table:table-cell office:value-type="string" calcext:value-type="string">
            <text:p>Church of England.|Nowell, Alexander, 1507?-1602.</text:p>
          </table:table-cell>
          <table:table-cell office:value-type="string" calcext:value-type="string">
            <text:p>Catechismus paruus pueris primùm Latinè qui ediscatur, proponendus in scholis.|Book of common prayer. Catechism. Latin</text:p>
          </table:table-cell>
          <table:table-cell table:number-columns-repeated="2" office:value-type="string" calcext:value-type="string">
            <text:p>Church of England -- <text:s/>Catechisms -- <text:s/>Early works to 1800.|Catechisms, Latin -- <text:s/>Early works to 1800.</text:p>
          </table:table-cell>
          <table:table-cell office:value-type="float" office:value="1" calcext:value-type="float">
            <text:p>1</text:p>
          </table:table-cell>
        </table:table-row>
        <table:table-row table:style-name="ro1">
          <table:table-cell office:value-type="string" calcext:value-type="string">
            <text:p>A64711</text:p>
          </table:table-cell>
          <table:table-cell office:value-type="float" office:value="1660" calcext:value-type="float">
            <text:p>1660</text:p>
          </table:table-cell>
          <table:table-cell office:value-type="string" calcext:value-type="string">
            <text:p>Udall, Ephraim, d. 1647.|Ussher, James, 1581-1656, attributed name.</text:p>
          </table:table-cell>
          <table:table-cell office:value-type="string" calcext:value-type="string">
            <text:p>The Bishop of Armaghes direction, concerning the lyturgy, and episcopall government Being thereunto requested by the Honourable, the House of Commons, and then presented in the year 1642.|Directions propounded and humbly presented to the High Court of Parliament, concerning the Booke of Common Prayer and episcopall government.</text:p>
          </table:table-cell>
          <table:table-cell table:number-columns-repeated="2" office:value-type="string" calcext:value-type="string">
            <text:p>Church of England. -- <text:s/>Book of common prayer -- <text:s/>Early works to 1800.|Church of England -- <text:s/>Government -- <text:s/>Early works to 1800.|Church of England -- <text:s/>Liturgy -- <text:s/>Early works to 1800.|Episcopacy -- <text:s/>Liturgy -- <text:s/>Early works to 1800.</text:p>
          </table:table-cell>
          <table:table-cell office:value-type="float" office:value="1" calcext:value-type="float">
            <text:p>1</text:p>
          </table:table-cell>
        </table:table-row>
        <table:table-row table:style-name="ro1">
          <table:table-cell office:value-type="string" calcext:value-type="string">
            <text:p>A70321</text:p>
          </table:table-cell>
          <table:table-cell office:value-type="float" office:value="1646" calcext:value-type="float">
            <text:p>1646</text:p>
          </table:table-cell>
          <table:table-cell office:value-type="string" calcext:value-type="string">
            <text:p>Hammond, Henry, 1605-1660.|Charles I, King of England, 1600-1649.|England and Wales. Sovereign (1625-1649 : Charles I). Proclamation commanding the use of the Booke of common prayer.</text:p>
          </table:table-cell>
          <table:table-cell office:value-type="string" calcext:value-type="string">
            <text:p>A view of the nevv directorie and a vindication of the ancient liturgie of the Church of England in answer to the reasons pretended in the ordinance and preface, for the abolishing the one, and establishing the other.</text:p>
          </table:table-cell>
          <table:table-cell table:number-columns-repeated="2" office:value-type="string" calcext:value-type="string">
            <text:p>Westminster Assembly (1643-1652). -- <text:s/>Directory for the publique worship of God.|Church of England. -- <text:s/>Book of common prayer.|Church of England -- <text:s/>Liturgy -- <text:s/>Controversial literature.</text:p>
          </table:table-cell>
          <table:table-cell office:value-type="float" office:value="1" calcext:value-type="float">
            <text:p>1</text:p>
          </table:table-cell>
        </table:table-row>
        <table:table-row table:style-name="ro1">
          <table:table-cell office:value-type="string" calcext:value-type="string">
            <text:p>A42477</text:p>
          </table:table-cell>
          <table:table-cell office:value-type="float" office:value="1661" calcext:value-type="float">
            <text:p>1661</text:p>
          </table:table-cell>
          <table:table-cell office:value-type="string" calcext:value-type="string">
            <text:p>Gauden, John, 1605-1662.</text:p>
          </table:table-cell>
          <table:table-cell office:value-type="string" calcext:value-type="string">
            <text:p>Considerations touching the liturgy of the Church of England In reference to His Majesties late gracious declaration, and in order to an happy union in Church and state. By John Gauden, D.D. Bishop elect of Exceter.</text:p>
          </table:table-cell>
          <table:table-cell table:number-columns-repeated="2" office:value-type="string" calcext:value-type="string">
            <text:p>Church of England -- <text:s/>Liturgy -- <text:s/>Early works to 1800.|Church of England. -- <text:s/>Book of common prayer -- <text:s/>Early works to 1800.</text:p>
          </table:table-cell>
          <table:table-cell office:value-type="float" office:value="1" calcext:value-type="float">
            <text:p>1</text:p>
          </table:table-cell>
        </table:table-row>
        <table:table-row table:style-name="ro1">
          <table:table-cell office:value-type="string" calcext:value-type="string">
            <text:p>A27487</text:p>
          </table:table-cell>
          <table:table-cell office:value-type="float" office:value="1641" calcext:value-type="float">
            <text:p>1641</text:p>
          </table:table-cell>
          <table:table-cell office:value-type="string" calcext:value-type="string">
            <text:p>Dwalphintramis.|Bernard, John.|Bernard, Richard, 1568-1641.</text:p>
          </table:table-cell>
          <table:table-cell office:value-type="string" calcext:value-type="string">
            <text:p>The anatomie of the service book, dedicated to the high court of Parliament wherein is remonstrated the unlawfulnesse of it, and that by five severall arguments, namely [brace] from the name of it, the rise, the matter, the manner, and, the evill effects of it : whereunto are added some motives, by all which we clearly evince the necessitie of the removeall of it : lastly, we have answered such objections as are commonly made in behalfe of it / by Dwalphintramis.</text:p>
          </table:table-cell>
          <table:table-cell table:number-columns-repeated="2" office:value-type="string" calcext:value-type="string">
            <text:p>Church of England. -- <text:s/>Book of common prayer.|Church of England -- <text:s/>Liturgy.|Church of England -- <text:s/>Doctrines.</text:p>
          </table:table-cell>
          <table:table-cell office:value-type="float" office:value="1" calcext:value-type="float">
            <text:p>1</text:p>
          </table:table-cell>
        </table:table-row>
        <table:table-row table:style-name="ro1">
          <table:table-cell office:value-type="string" calcext:value-type="string">
            <text:p>B01762</text:p>
          </table:table-cell>
          <table:table-cell office:value-type="float" office:value="1661" calcext:value-type="float">
            <text:p>1661</text:p>
          </table:table-cell>
          <table:table-cell office:value-type="string" calcext:value-type="string">
            <text:p>Brabourne, Theophilus, b. 1590.</text:p>
          </table:table-cell>
          <table:table-cell office:value-type="string" calcext:value-type="string">
            <text:p>An humble petition unto the high and most honourable Courts of Parliament, that they would be pleased to condiseend [sic] to the perusing of these short notes, tending to the refining of the Booke of Common-Prayer, in a few things. / By Theophilus Brabourn.</text:p>
          </table:table-cell>
          <table:table-cell table:number-columns-repeated="2" office:value-type="string" calcext:value-type="string">
            <text:p>Church of England. -- <text:s/>Book of common prayer. -- <text:s/>Psalter.|Broadsides -- <text:s/>England -- <text:s/>London -- <text:s/>17th century</text:p>
          </table:table-cell>
          <table:table-cell office:value-type="float" office:value="1" calcext:value-type="float">
            <text:p>1</text:p>
          </table:table-cell>
        </table:table-row>
        <table:table-row table:style-name="ro1">
          <table:table-cell office:value-type="string" calcext:value-type="string">
            <text:p>A84506</text:p>
          </table:table-cell>
          <table:table-cell office:value-type="float" office:value="1694" calcext:value-type="float">
            <text:p>1694</text:p>
          </table:table-cell>
          <table:table-cell office:value-type="string" calcext:value-type="string">
            <text:p>England and Wales. Privy Council.</text:p>
          </table:table-cell>
          <table:table-cell office:value-type="string" calcext:value-type="string">
            <text:p>At the court at Whitehall, the 29th day of December, 1694 By the Lords of His Majesties most honourable Privy Council.|Orders in Council. 1694-12-29</text:p>
          </table:table-cell>
          <table:table-cell table:number-columns-repeated="2" office:value-type="string" calcext:value-type="string">
            <text:p>Mary -- <text:s/>II, -- <text:s/>Queen of England, 1662-1694 -- <text:s/>Early works to 1800.|William -- <text:s/>III, -- <text:s/>King of England, 1650-1702 -- <text:s/>Early works to 1800.|Church of England. -- <text:s/>Book of common prayer -- <text:s/>Early works to 1800.|Broadsides -- <text:s/>England</text:p>
          </table:table-cell>
          <table:table-cell office:value-type="float" office:value="1" calcext:value-type="float">
            <text:p>1</text:p>
          </table:table-cell>
        </table:table-row>
        <table:table-row table:style-name="ro1">
          <table:table-cell office:value-type="string" calcext:value-type="string">
            <text:p>A39360</text:p>
          </table:table-cell>
          <table:table-cell office:value-type="float" office:value="1660" calcext:value-type="float">
            <text:p>1660</text:p>
          </table:table-cell>
          <table:table-cell office:value-type="string" calcext:value-type="string">
            <text:p>Elys, Edmund, ca. 1634-ca. 1707.|Ford, Thomas, 1598-1674.|Hughes, Thomas, 1603-1667.</text:p>
          </table:table-cell>
          <table:table-cell office:value-type="string" calcext:value-type="string">
            <text:p>Letters to Mr. Hughes of Plymouth, and Mr. Ford of Exeter, concerning the common prayer from Edm. Elis.</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47788</text:p>
          </table:table-cell>
          <table:table-cell office:value-type="float" office:value="1659" calcext:value-type="float">
            <text:p>1659</text:p>
          </table:table-cell>
          <table:table-cell office:value-type="string" calcext:value-type="string">
            <text:p>L'Estrange, Hamon, 1605-1660.</text:p>
          </table:table-cell>
          <table:table-cell office:value-type="string" calcext:value-type="string">
            <text:p>The alliance of divine offices, exhibiting all the liturgies of the Church of England since the Reformation as also the late Scotch service-book, with all their respective variations : and upon them all annotations, vindictating the Book of common-prayer from the main objections of its adversaries, explicating many parcels thereof hithereto not clearly understood, shewing the conformity it beareth with the primitive practice, and giving a faire prospect into the usages of the ancient church : to these is added at the end, The order of the communion set forth 2 Edward 6 / by Hamon L'Estrange ...</text:p>
          </table:table-cell>
          <table:table-cell table:number-columns-repeated="2" office:value-type="string" calcext:value-type="string">
            <text:p>Church of England -- <text:s/>Liturgy.|Church of England. -- <text:s/>Book of common prayer.</text:p>
          </table:table-cell>
          <table:table-cell office:value-type="float" office:value="1" calcext:value-type="float">
            <text:p>1</text:p>
          </table:table-cell>
        </table:table-row>
        <table:table-row table:style-name="ro1">
          <table:table-cell office:value-type="string" calcext:value-type="string">
            <text:p>A66373</text:p>
          </table:table-cell>
          <table:table-cell office:value-type="float" office:value="1694" calcext:value-type="float">
            <text:p>1694</text:p>
          </table:table-cell>
          <table:table-cell office:value-type="string" calcext:value-type="string">
            <text:p>Williams, John, 1636?-1709.</text:p>
          </table:table-cell>
          <table:table-cell office:value-type="string" calcext:value-type="string">
            <text:p>A brief discourse concerning the lawfulness of worshipping God by the common-prayer being an answer to a book entituled A brief discourse concerning the unlawfulness of the common-prayer worship lately printed in New-England, and re-printed in London, in which the chief things objected against the liturgy, are consider'd.</text:p>
          </table:table-cell>
          <table:table-cell table:number-columns-repeated="2" office:value-type="string" calcext:value-type="string">
            <text:p>Church of England. -- <text:s/>Book of common prayer -- <text:s/>Controversial literature.|Worship -- <text:s/>Early works to 1800.</text:p>
          </table:table-cell>
          <table:table-cell office:value-type="float" office:value="1" calcext:value-type="float">
            <text:p>1</text:p>
          </table:table-cell>
        </table:table-row>
        <table:table-row table:style-name="ro1">
          <table:table-cell office:value-type="string" calcext:value-type="string">
            <text:p>A18294</text:p>
          </table:table-cell>
          <table:table-cell office:value-type="float" office:value="1477" calcext:value-type="float">
            <text:p>1477</text:p>
          </table:table-cell>
          <table:table-cell office:value-type="string" calcext:value-type="string">
            <text:p>Caxton, William, ca. 1422-1491.|Church of England. Book of common prayer. Ordinal.</text:p>
          </table:table-cell>
          <table:table-cell office:value-type="string" calcext:value-type="string">
            <text:p>If it plese ony man spirituel or temporel to bye ony pyes of two and thre comemoracio[n]s of saliburi vse ...</text:p>
          </table:table-cell>
          <table:table-cell table:number-columns-repeated="2" office:value-type="string" calcext:value-type="string">
            <text:p>Catholic Church -- <text:s/>Rites and ceremonies -- <text:s/>Early works to 1800.</text:p>
          </table:table-cell>
          <table:table-cell office:value-type="float" office:value="1" calcext:value-type="float">
            <text:p>1</text:p>
          </table:table-cell>
        </table:table-row>
        <table:table-row table:style-name="ro1">
          <table:table-cell office:value-type="string" calcext:value-type="string">
            <text:p>A86337</text:p>
          </table:table-cell>
          <table:table-cell office:value-type="float" office:value="1660" calcext:value-type="float">
            <text:p>1660</text:p>
          </table:table-cell>
          <table:table-cell office:value-type="string" calcext:value-type="string">
            <text:p>Hicks, Thomas, 17th cent.</text:p>
          </table:table-cell>
          <table:table-cell office:value-type="string" calcext:value-type="string">
            <text:p>Thou shalt not fear God, and reverence my sanctuary. A sharp rebuke, or A rod for the enemies of common prayer, that wrote the book of unmasking it with lies; I also prove it to be the pure worship of God taken out of his word, his revealed will. By Thomas Hicks.</text:p>
          </table:table-cell>
          <table:table-cell table:number-columns-repeated="2" office:value-type="string" calcext:value-type="string">
            <text:p>Church of England. -- <text:s/>Book of common prayer -- <text:s/>Controversial literature -- <text:s/>Early works to 1800.|Common prayer-book unmasked -- <text:s/>Early works to 1800.</text:p>
          </table:table-cell>
          <table:table-cell office:value-type="float" office:value="1" calcext:value-type="float">
            <text:p>1</text:p>
          </table:table-cell>
        </table:table-row>
        <table:table-row table:style-name="ro1">
          <table:table-cell office:value-type="string" calcext:value-type="string">
            <text:p>A21997</text:p>
          </table:table-cell>
          <table:table-cell office:value-type="float" office:value="1603" calcext:value-type="float">
            <text:p>1603</text:p>
          </table:table-cell>
          <table:table-cell office:value-type="string" calcext:value-type="string">
            <text:p>England and Wales. Sovereign (1603-1625 : James I)|James I, King of England, 1566-1625.</text:p>
          </table:table-cell>
          <table:table-cell office:value-type="string" calcext:value-type="string">
            <text:p>By the King. A proclamation for the authorizing and vniformitie of the Booke of Common Prayer to be vsed throughout the realme|Proclamations. 1606-03-05</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64716</text:p>
          </table:table-cell>
          <table:table-cell office:value-type="float" office:value="1641" calcext:value-type="float">
            <text:p>1641</text:p>
          </table:table-cell>
          <table:table-cell office:value-type="string" calcext:value-type="string">
            <text:p>Udall, Ephraim, d. 1647.|Ussher, James, 1581-1656.</text:p>
          </table:table-cell>
          <table:table-cell office:value-type="string" calcext:value-type="string">
            <text:p>Directions propovnded and hvmbly presented to the high court of Parliament concerning the Booke of common prayer and episcopall government / written by a reverend and learned divine now resident in this city.</text:p>
          </table:table-cell>
          <table:table-cell table:number-columns-repeated="2" office:value-type="string" calcext:value-type="string">
            <text:p>Church of England. -- <text:s/>Book of common prayer.</text:p>
          </table:table-cell>
          <table:table-cell office:value-type="float" office:value="1" calcext:value-type="float">
            <text:p>1</text:p>
          </table:table-cell>
        </table:table-row>
        <table:table-row table:style-name="ro1">
          <table:table-cell office:value-type="string" calcext:value-type="string">
            <text:p>A79453</text:p>
          </table:table-cell>
          <table:table-cell office:value-type="float" office:value="1642" calcext:value-type="float">
            <text:p>1642</text:p>
          </table:table-cell>
          <table:table-cell office:value-type="string" calcext:value-type="string">
            <text:p><text:s/></text:p>
          </table:table-cell>
          <table:table-cell office:value-type="string" calcext:value-type="string">
            <text:p>The Cheshire petition for establishing of the Common-Prayer-Booke, and suppression of Schismatiques, presented to the Kings Majestie, and from him recommended to the House of Peers by the Lord Keeper. To the Kings most Excellent Majestie, and to the right honourable the Lords, and the Honourable the House of Commons assembled in Parliament. The humble petition of divers of the nobility, Iustices, gentry, ministers, freeholders, and other inhabitants of the County Palatine of Chester, whose names are nominated in the schedule annexed.</text:p>
          </table:table-cell>
          <table:table-cell table:number-columns-repeated="2" office:value-type="string" calcext:value-type="string">
            <text:p>Church of England. -- <text:s/>Book of common prayer -- <text:s/>Early works to 1800.|Separatists -- <text:s/>Great Britain -- <text:s/>Early works to 1800.|Chester (England) -- <text:s/>History -- <text:s/>Sources.</text:p>
          </table:table-cell>
          <table:table-cell office:value-type="float" office:value="1" calcext:value-type="float">
            <text:p>1</text:p>
          </table:table-cell>
        </table:table-row>
        <table:table-row table:style-name="ro1">
          <table:table-cell office:value-type="string" calcext:value-type="string">
            <text:p>A72693</text:p>
          </table:table-cell>
          <table:table-cell office:value-type="float" office:value="1549" calcext:value-type="float">
            <text:p>1549</text:p>
          </table:table-cell>
          <table:table-cell office:value-type="string" calcext:value-type="string">
            <text:p>Church of England.</text:p>
          </table:table-cell>
          <table:table-cell office:value-type="string" calcext:value-type="string">
            <text:p>The booke of the common prayer and administracion of the sacramentes, and other rites and ceremonies of the Churche: after the vse of the Churche of England.|Liturgies. Book of common prayer</text:p>
          </table:table-cell>
          <table:table-cell table:number-columns-repeated="2" office:value-type="string" calcext:value-type="string">
            <text:p>Prayers -- <text:s/>Early works to 1800.</text:p>
          </table:table-cell>
          <table:table-cell office:value-type="float" office:value="1" calcext:value-type="float">
            <text:p>1</text:p>
          </table:table-cell>
        </table:table-row>
        <table:table-row table:style-name="ro1">
          <table:table-cell office:value-type="string" calcext:value-type="string">
            <text:p>A76482</text:p>
          </table:table-cell>
          <table:table-cell office:value-type="float" office:value="1693" calcext:value-type="float">
            <text:p>1693</text:p>
          </table:table-cell>
          <table:table-cell office:value-type="string" calcext:value-type="string">
            <text:p>Beveridge, William, 1637-1708.</text:p>
          </table:table-cell>
          <table:table-cell office:value-type="string" calcext:value-type="string">
            <text:p>Pregeth Ynghylch godidawgrwydd a defnyddiaeth, neu, Lesioldeb llyfer y gweddiau cyffredin. A bregethwyd gynt yn Saesonaeg gan y parchedig Willam Beferids. D.D. gweinidog eglwys St. Peder ydfryn, yng Haer-ludd ; ar yr amfer yr agorwyd yr eglwys honno gyntaf wedi ei hadeiladu, ar ôl y Tân Mawr, fef y 27 dydd of Dachwedd, 1681. Ac a gyfieithwyd (ond bod ychydig newidiadau a feddyliwyd yn anghenrhaid, neu gymwys eu gwneuthur wrth ei chyfieithu) yn gymraeg.|Sermon concerning the excellency and usefulness of the common prayer. Welsh</text:p>
          </table:table-cell>
          <table:table-cell table:number-columns-repeated="2" office:value-type="string" calcext:value-type="string">
            <text:p>Church of England. -- <text:s/>Book of common prayer -- <text:s/>Sermons.|Bible. -- <text:s/>N.T. -- <text:s/>Corinthians, 1st, XIV, 26 -- <text:s/>Sermons.|Sermons, English -- <text:s/>17th century.</text:p>
          </table:table-cell>
          <table:table-cell office:value-type="float" office:value="1" calcext:value-type="float">
            <text:p>1</text:p>
          </table:table-cell>
        </table:table-row>
        <table:table-row table:style-name="ro1">
          <table:table-cell office:value-type="string" calcext:value-type="string">
            <text:p>A11759</text:p>
          </table:table-cell>
          <table:table-cell office:value-type="float" office:value="1800" calcext:value-type="float">
            <text:p>1800</text:p>
          </table:table-cell>
          <table:table-cell office:value-type="string" calcext:value-type="string">
            <text:p>Church of Scotland.</text:p>
          </table:table-cell>
          <table:table-cell office:value-type="string" calcext:value-type="string">
            <text:p>Assembly at Glasgow, December 6, 1638, Sess. 14</text:p>
          </table:table-cell>
          <table:table-cell table:number-columns-repeated="2" office:value-type="string" calcext:value-type="string">
            <text:p>Church of England. -- <text:s/>Book of common prayer -- <text:s/>Controversial literature -- <text:s/>Early works to 1800.</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1T12:21:37.355387876</dc:date>
    <meta:editing-duration>PT40S</meta:editing-duration>
    <meta:editing-cycles>1</meta:editing-cycles>
    <meta:document-statistic meta:table-count="1" meta:cell-count="903" meta:object-count="0"/>
    <meta:generator>LibreOffice/5.1.6.2$Linux_X86_64 LibreOffice_project/10m0$Build-2</meta:generator>
  </office:meta>
</office:document-meta>
</file>